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3" manifest:media-type=""/>
  <manifest:file-entry manifest:full-path="ObjectReplacements/Object 90" manifest:media-type="application/x-openoffice-gdimetafile;windows_formatname=&quot;GDIMetaFile&quot;"/>
  <manifest:file-entry manifest:full-path="ObjectReplacements/Object 131" manifest:media-type=""/>
  <manifest:file-entry manifest:full-path="ObjectReplacements/Object 91" manifest:media-type="application/x-openoffice-gdimetafile;windows_formatname=&quot;GDIMetaFile&quot;"/>
  <manifest:file-entry manifest:full-path="ObjectReplacements/Object 132" manifest:media-type=""/>
  <manifest:file-entry manifest:full-path="ObjectReplacements/Object 92" manifest:media-type="application/x-openoffice-gdimetafile;windows_formatname=&quot;GDIMetaFile&quot;"/>
  <manifest:file-entry manifest:full-path="ObjectReplacements/Object 133" manifest:media-type=""/>
  <manifest:file-entry manifest:full-path="ObjectReplacements/Object 93" manifest:media-type="application/x-openoffice-gdimetafile;windows_formatname=&quot;GDIMetaFile&quot;"/>
  <manifest:file-entry manifest:full-path="ObjectReplacements/Object 134" manifest:media-type=""/>
  <manifest:file-entry manifest:full-path="ObjectReplacements/Object 94" manifest:media-type="application/x-openoffice-gdimetafile;windows_formatname=&quot;GDIMetaFile&quot;"/>
  <manifest:file-entry manifest:full-path="ObjectReplacements/Object 135" manifest:media-type=""/>
  <manifest:file-entry manifest:full-path="ObjectReplacements/Object 95" manifest:media-type="application/x-openoffice-gdimetafile;windows_formatname=&quot;GDIMetaFile&quot;"/>
  <manifest:file-entry manifest:full-path="ObjectReplacements/Object 136" manifest:media-type=""/>
  <manifest:file-entry manifest:full-path="ObjectReplacements/Object 86" manifest:media-type="application/x-openoffice-gdimetafile;windows_formatname=&quot;GDIMetaFile&quot;"/>
  <manifest:file-entry manifest:full-path="ObjectReplacements/Object 127" manifest:media-type="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7" manifest:media-type=""/>
  <manifest:file-entry manifest:full-path="ObjectReplacements/Object 87" manifest:media-type="application/x-openoffice-gdimetafile;windows_formatname=&quot;GDIMetaFile&quot;"/>
  <manifest:file-entry manifest:full-path="ObjectReplacements/Object 128" manifest:media-type=""/>
  <manifest:file-entry manifest:full-path="ObjectReplacements/Object 1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8" manifest:media-type="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9" manifest:media-type=""/>
  <manifest:file-entry manifest:full-path="ObjectReplacements/Object 98" manifest:media-type="application/x-openoffice-gdimetafile;windows_formatname=&quot;GDIMetaFile&quot;"/>
  <manifest:file-entry manifest:full-path="ObjectReplacements/Object 139" manifest:media-type="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"/>
  <manifest:file-entry manifest:full-path="ObjectReplacements/Object 99" manifest:media-type="application/x-openoffice-gdimetafile;windows_formatname=&quot;GDIMetaFile&quot;"/>
  <manifest:file-entry manifest:full-path="ObjectReplacements/Object 140" manifest:media-type=""/>
  <manifest:file-entry manifest:full-path="ObjectReplacements/Object 101" manifest:media-type="application/x-openoffice-gdimetafile;windows_formatname=&quot;GDIMetaFile&quot;"/>
  <manifest:file-entry manifest:full-path="ObjectReplacements/Object 126" manifest:media-type=""/>
  <manifest:file-entry manifest:full-path="ObjectReplacements/Object 85" manifest:media-type="application/x-openoffice-gdimetafile;windows_formatname=&quot;GDIMetaFile&quot;"/>
  <manifest:file-entry manifest:full-path="ObjectReplacements/Object 141" manifest:media-type=""/>
  <manifest:file-entry manifest:full-path="ObjectReplacements/Object 10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4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0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101cm"/>
    </style:style>
    <style:style style:name="P1" style:family="paragraph" style:parent-style-name="Standard">
      <style:text-properties officeooo:paragraph-rsid="0027049e"/>
    </style:style>
    <style:style style:name="P2" style:family="paragraph" style:parent-style-name="Standard">
      <style:text-properties officeooo:paragraph-rsid="002ed95d"/>
    </style:style>
    <style:style style:name="P3" style:family="paragraph" style:parent-style-name="Standard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6pt" fo:language="fr" fo:country="FR" fo:font-weight="bold" style:font-size-asian="5.25pt" style:font-weight-asian="bold" style:font-size-complex="6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359ab4"/>
    </style:style>
    <style:style style:name="P7" style:family="paragraph" style:parent-style-name="Standard" style:list-style-name="L1">
      <style:text-properties officeooo:paragraph-rsid="00240210"/>
    </style:style>
    <style:style style:name="P8" style:family="paragraph" style:parent-style-name="Standard" style:list-style-name="L1">
      <style:text-properties officeooo:paragraph-rsid="00246be2"/>
    </style:style>
    <style:style style:name="P9" style:family="paragraph" style:parent-style-name="Standard" style:list-style-name="L1">
      <style:text-properties officeooo:paragraph-rsid="0024fee1"/>
    </style:style>
    <style:style style:name="P10" style:family="paragraph" style:parent-style-name="Standard" style:list-style-name="L1">
      <style:text-properties officeooo:paragraph-rsid="0027049e"/>
    </style:style>
    <style:style style:name="P11" style:family="paragraph" style:parent-style-name="Standard" style:list-style-name="L1">
      <style:text-properties officeooo:paragraph-rsid="002890fb"/>
    </style:style>
    <style:style style:name="P12" style:family="paragraph" style:parent-style-name="Standard" style:list-style-name="L1">
      <style:text-properties officeooo:paragraph-rsid="00293648"/>
    </style:style>
    <style:style style:name="P13" style:family="paragraph" style:parent-style-name="Standard" style:list-style-name="L1">
      <style:text-properties officeooo:paragraph-rsid="002a8afc"/>
    </style:style>
    <style:style style:name="P14" style:family="paragraph" style:parent-style-name="Standard" style:list-style-name="L1">
      <style:text-properties officeooo:paragraph-rsid="002d8f1a"/>
    </style:style>
    <style:style style:name="P15" style:family="paragraph" style:parent-style-name="Standard" style:list-style-name="L1">
      <style:text-properties officeooo:paragraph-rsid="002ed95d"/>
    </style:style>
    <style:style style:name="P16" style:family="paragraph" style:parent-style-name="Standard" style:list-style-name="L1">
      <style:text-properties officeooo:paragraph-rsid="00320b73"/>
    </style:style>
    <style:style style:name="P17" style:family="paragraph" style:parent-style-name="Standard" style:list-style-name="L1">
      <style:text-properties officeooo:paragraph-rsid="0032ea3c"/>
    </style:style>
    <style:style style:name="P18" style:family="paragraph" style:parent-style-name="Standard" style:list-style-name="L1">
      <style:text-properties officeooo:paragraph-rsid="0038381f"/>
    </style:style>
    <style:style style:name="P19" style:family="paragraph" style:parent-style-name="Standard" style:list-style-name="L1">
      <style:text-properties officeooo:paragraph-rsid="0039dd72"/>
    </style:style>
    <style:style style:name="P20" style:family="paragraph" style:parent-style-name="Standard" style:list-style-name="L1">
      <style:text-properties officeooo:paragraph-rsid="003bf5d9"/>
    </style:style>
    <style:style style:name="P21" style:family="paragraph" style:parent-style-name="Standard" style:list-style-name="L1">
      <style:text-properties officeooo:rsid="001ec008" officeooo:paragraph-rsid="001ec008"/>
    </style:style>
    <style:style style:name="P22" style:family="paragraph" style:parent-style-name="Standard" style:list-style-name="L1">
      <style:text-properties officeooo:rsid="001ec008" officeooo:paragraph-rsid="0020858d"/>
    </style:style>
    <style:style style:name="P23" style:family="paragraph" style:parent-style-name="Standard" style:list-style-name="L1">
      <style:text-properties officeooo:rsid="0020858d" officeooo:paragraph-rsid="0020858d"/>
    </style:style>
    <style:style style:name="P24" style:family="paragraph" style:parent-style-name="Standard" style:list-style-name="L1">
      <style:text-properties officeooo:rsid="0023e311" officeooo:paragraph-rsid="0023e311"/>
    </style:style>
    <style:style style:name="P25" style:family="paragraph" style:parent-style-name="Standard" style:list-style-name="L1">
      <style:text-properties fo:font-size="16pt" officeooo:rsid="00240210" officeooo:paragraph-rsid="00240210" style:font-size-asian="14pt" style:font-size-complex="16pt"/>
    </style:style>
    <style:style style:name="P26" style:family="paragraph" style:parent-style-name="Standard" style:list-style-name="L1">
      <style:text-properties fo:font-size="12pt" officeooo:paragraph-rsid="002890fb" style:font-size-asian="12pt" style:font-size-complex="12pt"/>
    </style:style>
    <style:style style:name="P27" style:family="paragraph" style:parent-style-name="Standard">
      <style:text-properties officeooo:paragraph-rsid="0039ae9d"/>
    </style:style>
    <style:style style:name="P28" style:family="paragraph" style:parent-style-name="Standard">
      <style:text-properties officeooo:paragraph-rsid="0039dd72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39ae9d"/>
    </style:style>
    <style:style style:name="P31" style:family="paragraph" style:parent-style-name="Table_20_Contents">
      <style:paragraph-properties fo:text-align="center" style:justify-single-word="false"/>
      <style:text-properties officeooo:paragraph-rsid="0039dd72"/>
    </style:style>
    <style:style style:name="P32" style:family="paragraph" style:parent-style-name="Table_20_Contents">
      <style:paragraph-properties fo:text-align="center" style:justify-single-word="false"/>
      <style:text-properties officeooo:rsid="0038381f" officeooo:paragraph-rsid="0038381f"/>
    </style:style>
    <style:style style:name="P33" style:family="paragraph" style:parent-style-name="Table_20_Contents">
      <style:paragraph-properties fo:text-align="center" style:justify-single-word="false"/>
      <style:text-properties officeooo:rsid="0038381f" officeooo:paragraph-rsid="0039ae9d"/>
    </style:style>
    <style:style style:name="P34" style:family="paragraph" style:parent-style-name="Table_20_Contents">
      <style:paragraph-properties fo:text-align="center" style:justify-single-word="false"/>
      <style:text-properties officeooo:rsid="0038381f" officeooo:paragraph-rsid="0039dd7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0210" style:font-style-asian="normal" style:font-style-complex="normal"/>
    </style:style>
    <style:style style:name="T3" style:family="text">
      <style:text-properties fo:font-style="normal" officeooo:rsid="00359ab4" style:font-style-asian="normal" style:font-style-complex="normal"/>
    </style:style>
    <style:style style:name="T4" style:family="text">
      <style:text-properties fo:language="fr" fo:country="FR" fo:font-style="normal" officeooo:rsid="00240210" style:font-style-asian="normal" style:font-style-complex="normal"/>
    </style:style>
    <style:style style:name="T5" style:family="text">
      <style:text-properties fo:language="fr" fo:country="FR" fo:font-style="normal" officeooo:rsid="0024fee1" style:font-style-asian="normal" style:font-style-complex="normal"/>
    </style:style>
    <style:style style:name="T6" style:family="text">
      <style:text-properties fo:language="fr" fo:country="FR" fo:font-style="normal" officeooo:rsid="0027049e" style:font-style-asian="normal" style:font-style-complex="normal"/>
    </style:style>
    <style:style style:name="T7" style:family="text">
      <style:text-properties officeooo:rsid="00253f54"/>
    </style:style>
    <style:style style:name="T8" style:family="text">
      <style:text-properties fo:font-size="6pt" fo:language="fr" fo:country="FR" fo:font-style="normal" officeooo:rsid="0027049e" style:font-size-asian="6pt" style:font-style-asian="normal" style:font-size-complex="6pt" style:font-style-complex="normal"/>
    </style:style>
    <style:style style:name="T9" style:family="text">
      <style:text-properties fo:font-size="6pt" fo:language="fr" fo:country="FR" fo:font-style="normal" officeooo:rsid="0024fee1" style:font-size-asian="5.25pt" style:font-style-asian="normal" style:font-size-complex="6pt" style:font-style-complex="normal"/>
    </style:style>
    <style:style style:name="T10" style:family="text">
      <style:text-properties fo:font-size="6pt" fo:language="fr" fo:country="FR" fo:font-style="normal" officeooo:rsid="00240210" style:font-size-asian="5.25pt" style:font-style-asian="normal" style:font-size-complex="6pt" style:font-style-complex="normal"/>
    </style:style>
    <style:style style:name="T11" style:family="text">
      <style:text-properties fo:font-size="6pt" fo:language="fr" fo:country="FR" fo:font-style="normal" officeooo:rsid="0027049e" style:font-size-asian="5.25pt" style:font-style-asian="normal" style:font-size-complex="6pt" style:font-style-complex="normal"/>
    </style:style>
    <style:style style:name="T12" style:family="text">
      <style:text-properties fo:font-size="16pt" fo:language="fr" fo:country="FR" fo:font-style="normal" officeooo:rsid="00246be2" style:font-size-asian="14pt" style:font-style-asian="normal" style:font-size-complex="16pt" style:font-style-complex="normal"/>
    </style:style>
    <style:style style:name="T13" style:family="text">
      <style:text-properties fo:font-size="16pt" fo:language="fr" fo:country="FR" fo:font-style="normal" officeooo:rsid="0027049e" style:font-size-asian="14pt" style:font-style-asian="normal" style:font-size-complex="16pt" style:font-style-complex="normal"/>
    </style:style>
    <style:style style:name="T14" style:family="text">
      <style:text-properties style:font-name="Liberation Serif" fo:font-size="12pt" fo:language="fr" fo:country="FR" fo:font-style="normal" fo:font-weight="normal" officeooo:rsid="002890fb" style:font-size-asian="12pt" style:font-style-asian="normal" style:font-weight-asian="normal" style:font-size-complex="12pt" style:font-style-complex="normal"/>
    </style:style>
    <style:style style:name="T15" style:family="text">
      <style:text-properties style:font-name="Liberation Serif" fo:font-size="12pt" fo:language="fr" fo:country="FR" fo:font-style="normal" fo:font-weight="normal" officeooo:rsid="00293648" style:font-size-asian="12pt" style:font-style-asian="normal" style:font-weight-asian="normal" style:font-size-complex="12pt" style:font-style-complex="normal"/>
    </style:style>
    <style:style style:name="T16" style:family="text">
      <style:text-properties style:font-name="Liberation Serif" fo:font-size="12pt" fo:language="fr" fo:country="FR" fo:font-style="normal" fo:font-weight="normal" officeooo:rsid="002a8afc" style:font-size-asian="12pt" style:font-style-asian="normal" style:font-weight-asian="normal" style:font-size-complex="12pt" style:font-style-complex="normal"/>
    </style:style>
    <style:style style:name="T17" style:family="text">
      <style:text-properties style:font-name="Liberation Serif" fo:font-size="12pt" fo:language="fr" fo:country="FR" fo:font-style="normal" fo:font-weight="normal" officeooo:rsid="002d8f1a" style:font-size-asian="12pt" style:font-style-asian="normal" style:font-weight-asian="normal" style:font-size-complex="12pt" style:font-style-complex="normal"/>
    </style:style>
    <style:style style:name="T18" style:family="text">
      <style:text-properties style:font-name="Liberation Serif" fo:font-size="12pt" fo:language="fr" fo:country="FR" fo:font-style="normal" fo:font-weight="normal" officeooo:rsid="0027049e" style:font-size-asian="12pt" style:font-style-asian="normal" style:font-weight-asian="normal" style:font-size-complex="12pt" style:font-style-complex="normal"/>
    </style:style>
    <style:style style:name="T19" style:family="text">
      <style:text-properties style:font-name="Liberation Serif" fo:font-size="12pt" fo:language="fr" fo:country="FR" fo:font-style="normal" fo:font-weight="normal" officeooo:rsid="002ed95d" style:font-size-asian="12pt" style:font-style-asian="normal" style:font-weight-asian="normal" style:font-size-complex="12pt" style:font-style-complex="normal"/>
    </style:style>
    <style:style style:name="T20" style:family="text">
      <style:text-properties style:font-name="Liberation Serif" fo:font-size="12pt" fo:language="fr" fo:country="FR" fo:font-style="normal" fo:font-weight="normal" officeooo:rsid="00320b73" style:font-size-asian="12pt" style:font-style-asian="normal" style:font-weight-asian="normal" style:font-size-complex="12pt" style:font-style-complex="normal"/>
    </style:style>
    <style:style style:name="T21" style:family="text">
      <style:text-properties style:font-name="Liberation Serif" fo:font-size="12pt" fo:language="fr" fo:country="FR" fo:font-style="normal" fo:font-weight="normal" officeooo:rsid="0032ea3c" style:font-size-asian="10.5pt" style:font-style-asian="normal" style:font-weight-asian="normal" style:font-size-complex="12pt" style:font-style-complex="normal"/>
    </style:style>
    <style:style style:name="T22" style:family="text">
      <style:text-properties style:font-name="Liberation Serif" fo:font-size="12pt" fo:language="fr" fo:country="FR" fo:font-style="normal" fo:font-weight="normal" officeooo:rsid="00376512" style:font-size-asian="10.5pt" style:font-style-asian="normal" style:font-weight-asian="normal" style:font-size-complex="12pt" style:font-style-complex="normal"/>
    </style:style>
    <style:style style:name="T23" style:family="text">
      <style:text-properties style:font-name="Liberation Serif" fo:font-size="12pt" fo:language="fr" fo:country="FR" fo:font-style="normal" fo:font-weight="normal" officeooo:rsid="0038381f" style:font-size-asian="10.5pt" style:font-style-asian="normal" style:font-weight-asian="normal" style:font-size-complex="12pt" style:font-style-complex="normal"/>
    </style:style>
    <style:style style:name="T24" style:family="text">
      <style:text-properties style:font-name="Liberation Serif" fo:font-size="12pt" fo:language="fr" fo:country="FR" fo:font-style="normal" fo:font-weight="normal" officeooo:rsid="0039dd72" style:font-size-asian="10.5pt" style:font-style-asian="normal" style:font-weight-asian="normal" style:font-size-complex="12pt" style:font-style-complex="normal"/>
    </style:style>
    <style:style style:name="T25" style:family="text">
      <style:text-properties style:font-name="Liberation Serif" fo:font-size="12pt" fo:language="fr" fo:country="FR" fo:font-style="normal" fo:font-weight="normal" officeooo:rsid="003a310a" style:font-size-asian="10.5pt" style:font-style-asian="normal" style:font-weight-asian="normal" style:font-size-complex="12pt" style:font-style-complex="normal"/>
    </style:style>
    <style:style style:name="T26" style:family="text">
      <style:text-properties style:font-name="Liberation Serif" fo:font-size="12pt" fo:language="fr" fo:country="FR" fo:font-style="normal" fo:font-weight="normal" officeooo:rsid="003bf5d9" style:font-size-asian="10.5pt" style:font-style-asian="normal" style:font-weight-asian="normal" style:font-size-complex="12pt" style:font-style-complex="normal"/>
    </style:style>
    <style:style style:name="T27" style:family="text">
      <style:text-properties style:font-name="Liberation Serif" fo:font-size="6pt" fo:language="fr" fo:country="FR" fo:font-style="normal" fo:font-weight="normal" officeooo:rsid="002d8f1a" style:font-size-asian="5.25pt" style:font-style-asian="normal" style:font-weight-asian="normal" style:font-size-complex="6pt" style:font-style-complex="normal"/>
    </style:style>
    <style:style style:name="T28" style:family="text">
      <style:text-properties style:font-name="Liberation Serif" fo:font-size="6pt" fo:language="fr" fo:country="FR" fo:font-style="normal" fo:font-weight="normal" officeooo:rsid="002ed95d" style:font-size-asian="5.25pt" style:font-style-asian="normal" style:font-weight-asian="normal" style:font-size-complex="6pt" style:font-style-complex="normal"/>
    </style:style>
    <style:style style:name="T29" style:family="text">
      <style:text-properties style:font-name="Liberation Serif" fo:font-size="6pt" fo:language="fr" fo:country="FR" fo:font-style="normal" fo:font-weight="normal" officeooo:rsid="00320b73" style:font-size-asian="5.25pt" style:font-style-asian="normal" style:font-weight-asian="normal" style:font-size-complex="6pt" style:font-style-complex="normal"/>
    </style:style>
    <style:style style:name="T30" style:family="text">
      <style:text-properties style:font-name="Liberation Serif" fo:font-size="6pt" fo:language="fr" fo:country="FR" fo:font-style="normal" fo:font-weight="normal" officeooo:rsid="0032ea3c" style:font-size-asian="5.25pt" style:font-style-asian="normal" style:font-weight-asian="normal" style:font-size-complex="6pt" style:font-style-complex="normal"/>
    </style:style>
    <style:style style:name="T31" style:family="text">
      <style:text-properties style:font-name="Liberation Serif" fo:font-size="6pt" fo:language="fr" fo:country="FR" fo:font-style="normal" fo:font-weight="normal" officeooo:rsid="0038381f" style:font-size-asian="5.25pt" style:font-style-asian="normal" style:font-weight-asian="normal" style:font-size-complex="6pt" style:font-style-complex="normal"/>
    </style:style>
    <style:style style:name="T32" style:family="text">
      <style:text-properties style:font-name="Liberation Serif" fo:font-size="6pt" fo:language="fr" fo:country="FR" fo:font-style="normal" fo:font-weight="normal" officeooo:rsid="0039dd72" style:font-size-asian="5.25pt" style:font-style-asian="normal" style:font-weight-asian="normal" style:font-size-complex="6pt" style:font-style-complex="normal"/>
    </style:style>
    <style:style style:name="T33" style:family="text">
      <style:text-properties style:font-name="Liberation Serif" fo:font-size="6pt" fo:language="fr" fo:country="FR" fo:font-style="normal" fo:font-weight="normal" officeooo:rsid="002ed95d" style:font-size-asian="6pt" style:font-style-asian="normal" style:font-weight-asian="normal" style:font-size-complex="6pt" style:font-style-complex="normal"/>
    </style:style>
    <style:style style:name="T34" style:family="text">
      <style:text-properties style:font-name="Liberation Serif" fo:font-size="6pt" fo:language="fr" fo:country="FR" fo:font-style="normal" fo:font-weight="normal" officeooo:rsid="003bf5d9" style:font-size-asian="6pt" style:font-style-asian="normal" style:font-weight-asian="normal" style:font-size-complex="6pt" style:font-style-complex="normal"/>
    </style:style>
    <style:style style:name="T35" style:family="text">
      <style:text-properties style:font-name="Liberation Serif" fo:font-size="16pt" fo:language="fr" fo:country="FR" fo:font-style="normal" fo:font-weight="normal" officeooo:rsid="002d8f1a" style:font-size-asian="14pt" style:font-style-asian="normal" style:font-weight-asian="normal" style:font-size-complex="16pt" style:font-style-complex="normal"/>
    </style:style>
    <style:style style:name="T36" style:family="text">
      <style:text-properties style:font-name="Liberation Serif" fo:language="fr" fo:country="FR" fo:font-style="normal" fo:font-weight="normal" officeooo:rsid="0038381f" style:font-style-asian="normal" style:font-weight-asian="normal" style:font-style-complex="normal"/>
    </style:style>
    <style:style style:name="T37" style:family="text">
      <style:text-properties style:font-name="Liberation Serif" fo:language="fr" fo:country="FR" fo:font-style="normal" fo:font-weight="normal" officeooo:rsid="0039dd72" style:font-style-asian="normal" style:font-weight-asian="normal" style:font-style-complex="normal"/>
    </style:style>
    <style:style style:name="T38" style:family="text">
      <style:text-properties style:font-name="Liberation Serif" fo:language="fr" fo:country="FR" fo:font-style="normal" fo:font-weight="normal" officeooo:rsid="003bf5d9" style:font-style-asian="normal" style:font-weight-asian="normal" style:font-style-complex="normal"/>
    </style:style>
    <style:style style:name="T39" style:family="text">
      <style:text-properties fo:font-size="12pt" fo:language="fr" fo:country="FR" fo:font-style="normal" officeooo:rsid="0027049e" style:font-size-asian="12pt" style:font-style-asian="normal" style:font-size-complex="12pt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C</text:span>alcul numérique</text:p>
      <text:p text:style-name="P4"/>
      <text:p text:style-name="P1"><text:span text:style-name="Emphasis"><text:span text:style-name="T6">Effectuer les opérations suivantes :</text:span></text:span></text:p>
      <text:p text:style-name="P1"><text:span text:style-name="Emphasis"><text:span text:style-name="T11"/></text:span></text:p>
      <text:list xml:id="list1510004652" text:style-name="L1">
        <text:list-item>
          <text:p text:style-name="P5"><draw:frame draw:style-name="fr1" draw:name="Object1" text:anchor-type="as-char" svg:y="-0.377cm" svg:width="1.69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 text:c="10"/><draw:frame draw:style-name="fr1" draw:name="Object2" text:anchor-type="as-char" svg:y="-0.377cm" svg:width="1.702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 text:c="10"/><draw:frame draw:style-name="fr1" draw:name="Object3" text:anchor-type="as-char" svg:y="-0.377cm" svg:width="1.70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 text:c="10"/><draw:frame draw:style-name="fr1" draw:name="Object4" text:anchor-type="as-char" svg:y="-0.377cm" svg:width="1.76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1"/>
        </text:list-item>
        <text:list-item>
          <text:p text:style-name="P21"><draw:frame draw:style-name="fr1" draw:name="Object5" text:anchor-type="as-char" svg:y="-0.386cm" svg:width="2.09cm" svg:height="0.508cm" draw:z-index="4"><draw:object xlink:href="./Object 5" xlink:type="simple" xlink:show="embed" xlink:actuate="onLoad"/><draw:image xlink:href="./ObjectReplacements/Object 5" xlink:type="simple" xlink:show="embed" xlink:actuate="onLoad"/></draw:frame><text:s text:c="6"/><draw:frame draw:style-name="fr1" draw:name="Object6" text:anchor-type="as-char" svg:y="-0.386cm" svg:width="2.027cm" svg:height="0.508cm" draw:z-index="5"><draw:object xlink:href="./Object 6" xlink:type="simple" xlink:show="embed" xlink:actuate="onLoad"/><draw:image xlink:href="./ObjectReplacements/Object 6" xlink:type="simple" xlink:show="embed" xlink:actuate="onLoad"/></draw:frame><text:s text:c="7"/><draw:frame draw:style-name="fr1" draw:name="Object7" text:anchor-type="as-char" svg:y="-0.377cm" svg:width="3.226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21"/>
        </text:list-item>
        <text:list-item>
          <text:p text:style-name="P21"><draw:frame draw:style-name="fr1" draw:name="Object10" text:anchor-type="as-char" svg:y="-0.437cm" svg:width="1.249cm" svg:height="0.527cm" draw:z-index="9"><draw:object xlink:href="./Object 10" xlink:type="simple" xlink:show="embed" xlink:actuate="onLoad"/><draw:image xlink:href="./ObjectReplacements/Object 10" xlink:type="simple" xlink:show="embed" xlink:actuate="onLoad"/></draw:frame><text:s text:c="7"/><draw:frame draw:style-name="fr1" draw:name="Object11" text:anchor-type="as-char" svg:y="-0.437cm" svg:width="1.189cm" svg:height="0.527cm" draw:z-index="10"><draw:object xlink:href="./Object 11" xlink:type="simple" xlink:show="embed" xlink:actuate="onLoad"/><draw:image xlink:href="./ObjectReplacements/Object 11" xlink:type="simple" xlink:show="embed" xlink:actuate="onLoad"/></draw:frame><text:s text:c="9"/><draw:frame draw:style-name="fr1" draw:name="Object12" text:anchor-type="as-char" svg:y="-0.437cm" svg:width="1.254cm" svg:height="0.527cm" draw:z-index="11"><draw:object xlink:href="./Object 12" xlink:type="simple" xlink:show="embed" xlink:actuate="onLoad"/><draw:image xlink:href="./ObjectReplacements/Object 12" xlink:type="simple" xlink:show="embed" xlink:actuate="onLoad"/></draw:frame><text:s text:c="7"/><draw:frame draw:style-name="fr1" draw:name="Object13" text:anchor-type="as-char" svg:y="-0.437cm" svg:width="0.995cm" svg:height="0.557cm" draw:z-index="12"><draw:object xlink:href="./Object 13" xlink:type="simple" xlink:show="embed" xlink:actuate="onLoad"/><draw:image xlink:href="./ObjectReplacements/Object 13" xlink:type="simple" xlink:show="embed" xlink:actuate="onLoad"/></draw:frame><text:s text:c="7"/><draw:frame draw:style-name="fr1" draw:name="Object14" text:anchor-type="as-char" svg:y="-0.437cm" svg:width="1.632cm" svg:height="0.557cm" draw:z-index="13"><draw:object xlink:href="./Object 14" xlink:type="simple" xlink:show="embed" xlink:actuate="onLoad"/><draw:image xlink:href="./ObjectReplacements/Object 14" xlink:type="simple" xlink:show="embed" xlink:actuate="onLoad"/></draw:frame><text:s text:c="6"/><draw:frame draw:style-name="fr1" draw:name="Object15" text:anchor-type="as-char" svg:y="-0.437cm" svg:width="1.566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21"/>
        </text:list-item>
        <text:list-item>
          <text:p text:style-name="P22"><draw:frame draw:style-name="fr1" draw:name="Object8" text:anchor-type="as-char" svg:y="-0.437cm" svg:width="1.351cm" svg:height="0.557cm" draw:z-index="7"><draw:object xlink:href="./Object 8" xlink:type="simple" xlink:show="embed" xlink:actuate="onLoad"/><draw:image xlink:href="./ObjectReplacements/Object 8" xlink:type="simple" xlink:show="embed" xlink:actuate="onLoad"/></draw:frame><text:s text:c="8"/><draw:frame draw:style-name="fr1" draw:name="Object9" text:anchor-type="as-char" svg:y="-0.437cm" svg:width="3.216cm" svg:height="0.557cm" draw:z-index="8"><draw:object xlink:href="./Object 9" xlink:type="simple" xlink:show="embed" xlink:actuate="onLoad"/><draw:image xlink:href="./ObjectReplacements/Object 9" xlink:type="simple" xlink:show="embed" xlink:actuate="onLoad"/></draw:frame><text:s text:c="9"/><draw:frame draw:style-name="fr1" draw:name="Object16" text:anchor-type="as-char" svg:y="-0.437cm" svg:width="1.379cm" svg:height="0.557cm" draw:z-index="16"><draw:object xlink:href="./Object 16" xlink:type="simple" xlink:show="embed" xlink:actuate="onLoad"/><draw:image xlink:href="./ObjectReplacements/Object 16" xlink:type="simple" xlink:show="embed" xlink:actuate="onLoad"/></draw:frame><text:s text:c="12"/><draw:frame draw:style-name="fr1" draw:name="Object17" text:anchor-type="as-char" svg:y="-0.437cm" svg:width="2.526cm" svg:height="0.557cm" draw:z-index="15"><draw:object xlink:href="./Object 17" xlink:type="simple" xlink:show="embed" xlink:actuate="onLoad"/><draw:image xlink:href="./ObjectReplacements/Object 17" xlink:type="simple" xlink:show="embed" xlink:actuate="onLoad"/></draw:frame><text:s text:c="6"/></text:p>
          <text:p text:style-name="P22"/>
        </text:list-item>
        <text:list-item>
          <text:p text:style-name="P22"><draw:frame draw:style-name="fr1" draw:name="Object18" text:anchor-type="as-char" svg:y="-0.437cm" svg:width="4.209cm" svg:height="0.557cm" draw:z-index="17"><draw:object xlink:href="./Object 18" xlink:type="simple" xlink:show="embed" xlink:actuate="onLoad"/><draw:image xlink:href="./ObjectReplacements/Object 18" xlink:type="simple" xlink:show="embed" xlink:actuate="onLoad"/></draw:frame><text:s text:c="5"/><draw:frame draw:style-name="fr1" draw:name="Object19" text:anchor-type="as-char" svg:y="-0.437cm" svg:width="7.114cm" svg:height="0.557cm" draw:z-index="18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23"/>
        </text:list-item>
        <text:list-item>
          <text:p text:style-name="P23"><draw:frame draw:style-name="fr1" draw:name="Object20" text:anchor-type="as-char" svg:y="-0.437cm" svg:width="5.793cm" svg:height="0.557cm" draw:z-index="19"><draw:object xlink:href="./Object 20" xlink:type="simple" xlink:show="embed" xlink:actuate="onLoad"/><draw:image xlink:href="./ObjectReplacements/Object 20" xlink:type="simple" xlink:show="embed" xlink:actuate="onLoad"/></draw:frame><text:s text:c="10"/><draw:frame draw:style-name="fr1" draw:name="Object21" text:anchor-type="as-char" svg:y="-0.437cm" svg:width="6.602cm" svg:height="0.557cm" draw:z-index="20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24"/>
        </text:list-item>
        <text:list-item>
          <text:p text:style-name="P24"><draw:frame draw:style-name="fr1" draw:name="Object22" text:anchor-type="as-char" svg:y="-0.437cm" svg:width="12.437cm" svg:height="0.557cm" draw:z-index="21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25"/>
        </text:list-item>
        <text:list-item>
          <text:p text:style-name="P6"><text:span text:style-name="T4">Calculer le </text:span><text:span text:style-name="T2">Plus Grand Commun Diviseur (PG</text:span><text:span text:style-name="T3">CD</text:span><text:span text:style-name="T2">) et le P</text:span><text:span text:style-name="Emphasis"><text:span text:style-name="T1">lus </text:span></text:span><text:span text:style-name="Emphasis"><text:span text:style-name="T2">P</text:span></text:span><text:span text:style-name="Emphasis"><text:span text:style-name="T1">etit </text:span></text:span><text:span text:style-name="Emphasis"><text:span text:style-name="T2">C</text:span></text:span><text:span text:style-name="Emphasis"><text:span text:style-name="T1">ommun </text:span></text:span><text:span text:style-name="Emphasis"><text:span text:style-name="T2">M</text:span></text:span><text:span text:style-name="Emphasis"><text:span text:style-name="T1">ultiple </text:span></text:span><text:span text:style-name="Emphasis"><text:span text:style-name="T2">(PPCM) </text:span></text:span><text:span text:style-name="Emphasis"><text:span text:style-name="T4">des groupes de nombres suivants :</text:span></text:span></text:p>
          <text:p text:style-name="P7"><text:span text:style-name="Emphasis"><text:span text:style-name="T10"/></text:span></text:p>
          <text:p text:style-name="P7"><text:span text:style-name="Emphasis"><text:span text:style-name="T4">a) 60 ; 27 ; 45 <text:s text:c="4"/>b) 18 ; 32 ; 36 <text:s text:c="4"/>c) 15 ; 14 ; 42 ; 63 <text:s text:c="4"/>d) 126 ; 360 <text:s text:c="4"/>e) 4 ; 6 ; 8 ; 10</text:span></text:span></text:p>
          <text:p text:style-name="P7"><text:span text:style-name="Emphasis"><text:span text:style-name="T10"/></text:span></text:p>
          <text:p text:style-name="P8"><text:span text:style-name="Emphasis"><text:span text:style-name="T4">f) 96 ; 108 ; 132 <text:s text:c="4"/>g) 75 ; 45 ; 15 ; 105 <text:s text:c="4"/>h) 240 ; 270 ; 480</text:span></text:span></text:p>
          <text:p text:style-name="P8"><text:span text:style-name="Emphasis"><text:span text:style-name="T12"/></text:span></text:p>
        </text:list-item>
        <text:list-item>
          <text:p text:style-name="P9"><text:span text:style-name="Emphasis"><text:span text:style-name="T5">R</text:span></text:span><text:span text:style-name="Emphasis"><text:span text:style-name="T4">éduire les fractions suivantes à leur expression la plus simple :</text:span></text:span></text:p>
          <text:p text:style-name="P9"><text:span text:style-name="Emphasis"><text:span text:style-name="T9"/></text:span></text:p>
          <text:p text:style-name="P9"><text:span text:style-name="Emphasis"><text:span text:style-name="T5"><draw:frame draw:style-name="fr1" draw:name="Object23" text:anchor-type="as-char" svg:y="-0.619cm" svg:width="0.713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Emphasis"><text:span text:style-name="T5"> ; </text:span></text:span><text:span text:style-name="Emphasis"><text:span text:style-name="T5"><draw:frame draw:style-name="fr1" draw:name="Object24" text:anchor-type="as-char" svg:y="-0.619cm" svg:width="0.713cm" svg:height="0.998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5" text:anchor-type="as-char" svg:y="-0.619cm" svg:width="0.524cm" svg:height="0.99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6" text:anchor-type="as-char" svg:y="-0.619cm" svg:width="0.72cm" svg:height="0.998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7" text:anchor-type="as-char" svg:y="-0.619cm" svg:width="0.933cm" svg:height="0.99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8" text:anchor-type="as-char" svg:y="-0.619cm" svg:width="0.924cm" svg:height="0.998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9" text:anchor-type="as-char" svg:y="-0.619cm" svg:width="0.935cm" svg:height="0.998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0" text:anchor-type="as-char" svg:y="-0.619cm" svg:width="1.134cm" svg:height="0.998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Emphasis"><text:span text:style-name="T5"> ;</text:span></text:span><text:span text:style-name="Emphasis"><text:span text:style-name="T5"><draw:frame draw:style-name="fr1" draw:name="Object31" text:anchor-type="as-char" svg:y="-0.619cm" svg:width="1.134cm" svg:height="0.998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Emphasis"><text:span text:style-name="T4"> <text:s text:c="4"/></text:span></text:span></text:p>
          <text:p text:style-name="P9"><text:span text:style-name="Emphasis"><text:span text:style-name="T9"/></text:span></text:p>
          <text:p text:style-name="P9"><text:span text:style-name="Emphasis"><text:span text:style-name="T5"><draw:frame draw:style-name="fr1" draw:name="Object32" text:anchor-type="as-char" svg:y="-0.619cm" svg:width="1.277cm" svg:height="0.99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3" text:anchor-type="as-char" svg:y="-0.619cm" svg:width="1.501cm" svg:height="0.998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4" text:anchor-type="as-char" svg:y="-0.681cm" svg:width="1.901cm" svg:height="1.118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5" text:anchor-type="as-char" svg:y="-0.681cm" svg:width="2.335cm" svg:height="1.118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6" text:anchor-type="as-char" svg:y="-0.681cm" svg:width="1.416cm" svg:height="1.118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  <text:p text:style-name="P10"><text:span text:style-name="Emphasis"><text:span text:style-name="T13"/></text:span></text:p>
        </text:list-item>
        <text:list-item>
          <text:p text:style-name="P9"><text:span text:style-name="Emphasis"><text:span text:style-name="T5">R</text:span></text:span><text:span text:style-name="Emphasis"><text:span text:style-name="T4">éduire les fractions suivantes au même dénominateur </text:span></text:span><text:span text:style-name="Emphasis"><text:span text:style-name="T6">et </text:span></text:span><text:span text:style-name="Emphasis"><text:span text:style-name="T4">les organiser par ordre croissant :</text:span></text:span></text:p>
          <text:p text:style-name="P10"><text:span text:style-name="Emphasis"><text:span text:style-name="T8"/></text:span></text:p>
          <text:p text:style-name="P10"><text:span text:style-name="Emphasis"><text:span text:style-name="T6">a)</text:span></text:span><text:span text:style-name="Emphasis"><text:span text:style-name="T6"><draw:frame draw:style-name="fr1" draw:name="Object37" text:anchor-type="as-char" svg:y="-0.619cm" svg:width="0.503cm" svg:height="0.998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38" text:anchor-type="as-char" svg:y="-0.619cm" svg:width="0.501cm" svg:height="0.998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39" text:anchor-type="as-char" svg:y="-0.619cm" svg:width="0.504cm" svg:height="0.998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0" text:anchor-type="as-char" svg:y="-0.619cm" svg:width="0.506cm" svg:height="0.998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Emphasis"><text:span text:style-name="T6"><text:s text:c="18"/>b)</text:span></text:span><text:span text:style-name="Emphasis"><text:span text:style-name="T6"><draw:frame draw:style-name="fr1" draw:name="Object41" text:anchor-type="as-char" svg:y="-0.377cm" svg:width="0.413cm" svg:height="0.46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2" text:anchor-type="as-char" svg:y="-0.619cm" svg:width="0.524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3" text:anchor-type="as-char" svg:y="-0.619cm" svg:width="0.706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4" text:anchor-type="as-char" svg:y="-0.619cm" svg:width="0.506cm" svg:height="0.998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Emphasis"><text:span text:style-name="T6"> ;</text:span></text:span><text:span text:style-name="Emphasis"><text:span text:style-name="T6"><draw:frame draw:style-name="fr1" draw:name="Object45" text:anchor-type="as-char" svg:y="-0.619cm" svg:width="0.713cm" svg:height="0.998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Emphasis"><text:span text:style-name="T6"> </text:span></text:span></text:p>
        </text:list-item>
      </text:list>
      <text:p text:style-name="P1"><text:span text:style-name="Emphasis"><text:span text:style-name="T13"/></text:span></text:p>
      <text:p text:style-name="P1"><text:span text:style-name="Emphasis"><text:span text:style-name="T6">Effectuer les opérations suivantes et simplifier le résultat</text:span></text:span></text:p>
      <text:p text:style-name="P1"><text:span text:style-name="Emphasis"><text:span text:style-name="T11"/></text:span></text:p>
      <text:list xml:id="list113021354767169" text:continue-numbering="true" text:style-name="L1">
        <text:list-item>
          <text:p text:style-name="P10"><text:span text:style-name="Emphasis"><text:span text:style-name="T39"><draw:frame draw:style-name="fr1" draw:name="Object46" text:anchor-type="as-char" svg:y="-0.619cm" svg:width="1.117cm" svg:height="0.99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mphasis"><text:span text:style-name="T39"><text:s text:c="6"/></text:span></text:span><text:span text:style-name="Emphasis"><text:span text:style-name="T39"><draw:frame draw:style-name="fr1" draw:name="Object47" text:anchor-type="as-char" svg:y="-0.619cm" svg:width="1.168cm" svg:height="0.998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Emphasis"><text:span text:style-name="T39"><text:s text:c="6"/></text:span></text:span><text:span text:style-name="Emphasis"><text:span text:style-name="T39"><draw:frame draw:style-name="fr1" draw:name="Object48" text:anchor-type="as-char" svg:y="-0.619cm" svg:width="1.111cm" svg:height="0.998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Emphasis"><text:span text:style-name="T39"><text:s text:c="6"/></text:span></text:span><text:span text:style-name="Emphasis"><text:span text:style-name="T39"><draw:frame draw:style-name="fr1" draw:name="Object49" text:anchor-type="as-char" svg:y="-0.619cm" svg:width="1.372cm" svg:height="0.998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text:p text:style-name="P26"/>
        </text:list-item>
        <text:list-item>
          <text:p text:style-name="P11"><text:span text:style-name="Emphasis"><text:span text:style-name="T14"><draw:frame draw:style-name="fr1" draw:name="Object50" text:anchor-type="as-char" svg:y="-0.619cm" svg:width="1.157cm" svg:height="0.998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Emphasis"><text:span text:style-name="T14"><text:s text:c="6"/></text:span></text:span><text:span text:style-name="Emphasis"><text:span text:style-name="T14"><draw:frame draw:style-name="fr1" draw:name="Object51" text:anchor-type="as-char" svg:y="-0.619cm" svg:width="1.162cm" svg:height="0.998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Emphasis"><text:span text:style-name="T14"><text:s text:c="6"/></text:span></text:span><text:span text:style-name="Emphasis"><text:span text:style-name="T14"><draw:frame draw:style-name="fr1" draw:name="Object52" text:anchor-type="as-char" svg:y="-0.619cm" svg:width="1.372cm" svg:height="0.998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Emphasis"><text:span text:style-name="T14"><text:s text:c="5"/></text:span></text:span><text:span text:style-name="Emphasis"><text:span text:style-name="T14"><draw:frame draw:style-name="fr1" draw:name="Object53" text:anchor-type="as-char" svg:y="-0.619cm" svg:width="1.18cm" svg:height="0.998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text:p text:style-name="P11"><text:span text:style-name="Emphasis"><text:span text:style-name="T14"/></text:span></text:p>
        </text:list-item>
        <text:list-item>
          <text:p text:style-name="P11"><text:span text:style-name="Emphasis"><text:span text:style-name="T14"><draw:frame draw:style-name="fr1" draw:name="Object54" text:anchor-type="as-char" svg:y="-0.619cm" svg:width="1.175cm" svg:height="0.99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Emphasis"><text:span text:style-name="T14"><text:s text:c="6"/></text:span></text:span><text:span text:style-name="Emphasis"><text:span text:style-name="T14"><draw:frame draw:style-name="fr1" draw:name="Object55" text:anchor-type="as-char" svg:y="-0.619cm" svg:width="1.185cm" svg:height="0.998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Emphasis"><text:span text:style-name="T14"><text:s text:c="6"/></text:span></text:span><text:span text:style-name="Emphasis"><text:span text:style-name="T14"><draw:frame draw:style-name="fr1" draw:name="Object56" text:anchor-type="as-char" svg:y="-0.619cm" svg:width="1.157cm" svg:height="0.998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Emphasis"><text:span text:style-name="T14"><text:s text:c="6"/></text:span></text:span><text:span text:style-name="Emphasis"><text:span text:style-name="T14"><draw:frame draw:style-name="fr1" draw:name="Object57" text:anchor-type="as-char" svg:y="-0.619cm" svg:width="1.185cm" svg:height="0.99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Emphasis"><text:span text:style-name="T14"><text:s/></text:span></text:span></text:p>
          <text:p text:style-name="P12"><text:span text:style-name="Emphasis"><text:span text:style-name="T15"/></text:span></text:p>
        </text:list-item>
        <text:list-item>
          <text:p text:style-name="P12"><text:span text:style-name="Emphasis"><text:span text:style-name="T15"><draw:frame draw:style-name="fr1" draw:name="Object59" text:anchor-type="as-char" svg:y="-0.67cm" svg:width="8.253cm" svg:height="1.101cm" draw:z-index="58"><draw:object xlink:href="./Object 59" xlink:type="simple" xlink:show="embed" xlink:actuate="onLoad"/><draw:image xlink:href="./ObjectReplacements/Object 59" xlink:type="simple" xlink:show="embed" xlink:actuate="onLoad"/></draw:frame></text:span></text:span></text:p>
          <text:p text:style-name="P12"><text:span text:style-name="Emphasis"><text:span text:style-name="T15"/></text:span></text:p>
        </text:list-item>
        <text:list-item>
          <text:p text:style-name="P12"><text:soft-page-break/><text:span text:style-name="Emphasis"><text:span text:style-name="T15"><draw:frame draw:style-name="fr1" draw:name="Object58" text:anchor-type="as-char" svg:y="-0.725cm" svg:width="9.435cm" svg:height="1.208cm" draw:z-index="57"><draw:object xlink:href="./Object 58" xlink:type="simple" xlink:show="embed" xlink:actuate="onLoad"/><draw:image xlink:href="./ObjectReplacements/Object 58" xlink:type="simple" xlink:show="embed" xlink:actuate="onLoad"/></draw:frame></text:span></text:span></text:p>
          <text:p text:style-name="P12"><text:span text:style-name="Emphasis"><text:span text:style-name="T15"/></text:span></text:p>
        </text:list-item>
        <text:list-item>
          <text:p text:style-name="P12"><text:span text:style-name="Emphasis"><text:span text:style-name="T15"><draw:frame draw:style-name="fr1" draw:name="Object60" text:anchor-type="as-char" svg:y="-0.681cm" svg:width="4.777cm" svg:height="1.109cm" draw:z-index="59"><draw:object xlink:href="./Object 60" xlink:type="simple" xlink:show="embed" xlink:actuate="onLoad"/><draw:image xlink:href="./ObjectReplacements/Object 60" xlink:type="simple" xlink:show="embed" xlink:actuate="onLoad"/></draw:frame></text:span></text:span><text:span text:style-name="Emphasis"><text:span text:style-name="T15"><text:s text:c="6"/></text:span></text:span><text:span text:style-name="Emphasis"><text:span text:style-name="T15"><draw:frame draw:style-name="fr1" draw:name="Object61" text:anchor-type="as-char" svg:y="-0.783cm" svg:width="3.427cm" svg:height="1.268cm" draw:z-index="60"><draw:object xlink:href="./Object 61" xlink:type="simple" xlink:show="embed" xlink:actuate="onLoad"/><draw:image xlink:href="./ObjectReplacements/Object 61" xlink:type="simple" xlink:show="embed" xlink:actuate="onLoad"/></draw:frame></text:span></text:span></text:p>
          <text:p text:style-name="P13"><text:span text:style-name="Emphasis"><text:span text:style-name="T16"/></text:span></text:p>
        </text:list-item>
        <text:list-item>
          <text:p text:style-name="P13"><text:span text:style-name="Emphasis"><text:span text:style-name="T16"><draw:frame draw:style-name="fr1" draw:name="Object62" text:anchor-type="as-char" svg:y="-0.783cm" svg:width="3.597cm" svg:height="1.268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Emphasis"><text:span text:style-name="T16"><text:s text:c="8"/></text:span></text:span><text:span text:style-name="Emphasis"><text:span text:style-name="T16"><draw:frame draw:style-name="fr1" draw:name="Object63" text:anchor-type="as-char" svg:y="-0.783cm" svg:width="4.219cm" svg:height="1.268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text:p text:style-name="P13"><text:span text:style-name="Emphasis"><text:span text:style-name="T16"/></text:span></text:p>
        </text:list-item>
        <text:list-item>
          <text:p text:style-name="P13"><text:span text:style-name="Emphasis"><text:span text:style-name="T16"><draw:frame draw:style-name="fr1" draw:name="Object64" text:anchor-type="as-char" svg:y="-1.261cm" svg:width="6.207cm" svg:height="2.23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text:p text:style-name="P14"><text:span text:style-name="Emphasis"><text:span text:style-name="T35"/></text:span></text:p>
        </text:list-item>
        <text:list-item>
          <text:p text:style-name="P14"><text:span text:style-name="Emphasis"><text:span text:style-name="T17">Organisez les nombres relatifs suivants dans l'ordre croissant :</text:span></text:span></text:p>
          <text:p text:style-name="P14"><text:span text:style-name="Emphasis"><text:span text:style-name="T27"/></text:span></text:p>
          <text:p text:style-name="P15"><text:span text:style-name="Emphasis"><text:span text:style-name="T17"><draw:frame draw:style-name="fr1" draw:name="Object65" text:anchor-type="as-char" svg:y="-0.377cm" svg:width="0.686cm" svg:height="0.467cm" draw:z-index="64"><draw:object xlink:href="./Object 65" xlink:type="simple" xlink:show="embed" xlink:actuate="onLoad"/><draw:image xlink:href="./ObjectReplacements/Object 65" xlink:type="simple" xlink:show="embed" xlink:actuate="onLoad"/></draw:frame></text:span></text:span><text:span text:style-name="Emphasis"><text:span text:style-name="T17"> ; </text:span></text:span><text:span text:style-name="Emphasis"><text:span text:style-name="T17"><draw:frame draw:style-name="fr1" draw:name="Object66" text:anchor-type="as-char" svg:y="-0.377cm" svg:width="0.758cm" svg:height="0.467cm" draw:z-index="65"><draw:object xlink:href="./Object 66" xlink:type="simple" xlink:show="embed" xlink:actuate="onLoad"/><draw:image xlink:href="./ObjectReplacements/Object 66" xlink:type="simple" xlink:show="embed" xlink:actuate="onLoad"/></draw:frame></text:span></text:span><text:span text:style-name="Emphasis"><text:span text:style-name="T17"> ; </text:span></text:span><text:span text:style-name="Emphasis"><text:span text:style-name="T17"><draw:frame draw:style-name="fr1" draw:name="Object67" text:anchor-type="as-char" svg:y="-0.377cm" svg:width="0.709cm" svg:height="0.467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Emphasis"><text:span text:style-name="T17"> ; </text:span></text:span><text:span text:style-name="Emphasis"><text:span text:style-name="T17"><draw:frame draw:style-name="fr1" draw:name="Object68" text:anchor-type="as-char" svg:y="-0.377cm" svg:width="0.785cm" svg:height="0.467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Emphasis"><text:span text:style-name="T17"> ; </text:span></text:span><text:span text:style-name="Emphasis"><text:span text:style-name="T17"><draw:frame draw:style-name="fr1" draw:name="Object69" text:anchor-type="as-char" svg:y="-0.619cm" svg:width="0.841cm" svg:height="0.998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Emphasis"><text:span text:style-name="T17"> ; </text:span></text:span><text:span text:style-name="Emphasis"><text:span text:style-name="T17"><draw:frame draw:style-name="fr1" draw:name="Object70" text:anchor-type="as-char" svg:y="-0.619cm" svg:width="0.87cm" svg:height="0.998cm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Emphasis"><text:span text:style-name="T17"> ; </text:span></text:span><text:span text:style-name="Emphasis"><text:span text:style-name="T17"><draw:frame draw:style-name="fr1" draw:name="Object71" text:anchor-type="as-char" svg:y="-0.619cm" svg:width="0.771cm" svg:height="0.998cm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Emphasis"><text:span text:style-name="T17"> ; </text:span></text:span><text:span text:style-name="Emphasis"><text:span text:style-name="T17"><draw:frame draw:style-name="fr1" draw:name="Object72" text:anchor-type="as-char" svg:y="-0.377cm" svg:width="0.683cm" svg:height="0.46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Emphasis"><text:span text:style-name="T17"> ; </text:span></text:span><text:span text:style-name="Emphasis"><text:span text:style-name="T17"><draw:frame draw:style-name="fr1" draw:name="Object73" text:anchor-type="as-char" svg:y="-0.619cm" svg:width="0.87cm" svg:height="0.998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</text:list-item>
      </text:list>
      <text:p text:style-name="P2"><text:span text:style-name="Emphasis"><text:span text:style-name="T35"/></text:span></text:p>
      <text:p text:style-name="P2"><text:span text:style-name="Emphasis"><text:span text:style-name="T18">Effectuer les opérations suivantes et simplifier le résultat :</text:span></text:span></text:p>
      <text:list xml:id="list113022157316158" text:continue-numbering="true" text:style-name="L1">
        <text:list-header>
          <text:p text:style-name="P15"><text:span text:style-name="Emphasis"><text:span text:style-name="T33"/></text:span></text:p>
        </text:list-header>
        <text:list-item>
          <text:p text:style-name="P15"><text:span text:style-name="Emphasis"><text:span text:style-name="T19"><draw:frame draw:style-name="fr1" draw:name="Object74" text:anchor-type="as-char" svg:y="-0.377cm" svg:width="1.265cm" svg:height="0.467cm" draw:z-index="73"><draw:object xlink:href="./Object 74" xlink:type="simple" xlink:show="embed" xlink:actuate="onLoad"/><draw:image xlink:href="./ObjectReplacements/Object 74" xlink:type="simple" xlink:show="embed" xlink:actuate="onLoad"/></draw:frame></text:span></text:span><text:span text:style-name="Emphasis"><text:span text:style-name="T19"><text:s text:c="8"/></text:span></text:span><text:span text:style-name="Emphasis"><text:span text:style-name="T19"><draw:frame draw:style-name="fr1" draw:name="Object75" text:anchor-type="as-char" svg:y="-0.377cm" svg:width="1.356cm" svg:height="0.467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Emphasis"><text:span text:style-name="T19"><text:s text:c="10"/></text:span></text:span><text:span text:style-name="Emphasis"><text:span text:style-name="T19"><draw:frame draw:style-name="fr1" draw:name="Object76" text:anchor-type="as-char" svg:y="-0.377cm" svg:width="1.903cm" svg:height="0.467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Emphasis"><text:span text:style-name="T19"><text:s text:c="11"/></text:span></text:span><text:span text:style-name="Emphasis"><text:span text:style-name="T19"><draw:frame draw:style-name="fr1" draw:name="Object77" text:anchor-type="as-char" svg:y="-0.619cm" svg:width="1.498cm" svg:height="0.998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Emphasis"><text:span text:style-name="T19"><text:s text:c="11"/></text:span></text:span><text:span text:style-name="Emphasis"><text:span text:style-name="T19"><draw:frame draw:style-name="fr1" draw:name="Object78" text:anchor-type="as-char" svg:y="-0.619cm" svg:width="1.461cm" svg:height="0.998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text:p text:style-name="P15"><text:span text:style-name="Emphasis"><text:span text:style-name="T28"/></text:span></text:p>
          <text:p text:style-name="P15"><text:span text:style-name="Emphasis"><text:span text:style-name="T19"><draw:frame draw:style-name="fr1" draw:name="Object79" text:anchor-type="as-char" svg:y="-0.67cm" svg:width="1.727cm" svg:height="1.101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Emphasis"><text:span text:style-name="T19"><text:s text:c="6"/></text:span></text:span><text:span text:style-name="Emphasis"><text:span text:style-name="T19"><draw:frame draw:style-name="fr1" draw:name="Object80" text:anchor-type="as-char" svg:y="-0.386cm" svg:width="2.499cm" svg:height="0.508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Emphasis"><text:span text:style-name="T19"><text:s text:c="7"/></text:span></text:span><text:span text:style-name="Emphasis"><text:span text:style-name="T19"><draw:frame draw:style-name="fr1" draw:name="Object81" text:anchor-type="as-char" svg:y="-0.386cm" svg:width="2.563cm" svg:height="0.508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Emphasis"><text:span text:style-name="T19"><text:s text:c="8"/></text:span></text:span><text:span text:style-name="Emphasis"><text:span text:style-name="T19"><draw:frame draw:style-name="fr1" draw:name="Object82" text:anchor-type="as-char" svg:y="-0.67cm" svg:width="2.441cm" svg:height="1.101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    <text:p text:style-name="P16"><text:span text:style-name="Emphasis"><text:span text:style-name="T29"/></text:span></text:p>
          <text:p text:style-name="P16"><text:span text:style-name="Emphasis"><text:span text:style-name="T20"><draw:frame draw:style-name="fr1" draw:name="Object83" text:anchor-type="as-char" svg:y="-0.386cm" svg:width="3.224cm" svg:height="0.508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Emphasis"><text:span text:style-name="T20"><text:s text:c="8"/></text:span></text:span><text:span text:style-name="Emphasis"><text:span text:style-name="T20"><draw:frame draw:style-name="fr1" draw:name="Object84" text:anchor-type="as-char" svg:y="-0.67cm" svg:width="4.032cm" svg:height="1.10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Emphasis"><text:span text:style-name="T20"><text:s text:c="8"/></text:span></text:span><text:span text:style-name="Emphasis"><text:span text:style-name="T20"><draw:frame draw:style-name="fr1" draw:name="Object85" text:anchor-type="as-char" svg:y="-0.67cm" svg:width="3.784cm" svg:height="1.101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    <text:p text:style-name="P17"><text:span text:style-name="Emphasis"><text:span text:style-name="T30"/></text:span></text:p>
        </text:list-item>
        <text:list-item>
          <text:p text:style-name="P17"><text:span text:style-name="Emphasis"><text:span text:style-name="T21"><draw:frame draw:style-name="fr1" draw:name="Object86" text:anchor-type="as-char" svg:y="-0.67cm" svg:width="3.784cm" svg:height="1.101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text:span text:style-name="Emphasis"><text:span text:style-name="T21"><text:s text:c="11"/></text:span></text:span><text:span text:style-name="Emphasis"><text:span text:style-name="T21"><draw:frame draw:style-name="fr2" draw:name="Object87" text:anchor-type="as-char" svg:y="-0.787cm" svg:width="9.273cm" svg:height="1.33cm" draw:z-index="86"><draw:object xlink:href="./Object 87" xlink:type="simple" xlink:show="embed" xlink:actuate="onLoad"/><draw:image xlink:href="./ObjectReplacements/Object 87" xlink:type="simple" xlink:show="embed" xlink:actuate="onLoad"/></draw:frame></text:span></text:span></text:p>
          <text:p text:style-name="P17"><text:span text:style-name="Emphasis"><text:span text:style-name="T30"/></text:span></text:p>
        </text:list-item>
        <text:list-item>
          <text:p text:style-name="P18"><text:span text:style-name="Emphasis"><text:span text:style-name="T23">Compléter :</text:span></text:span></text:p>
          <text:p text:style-name="P18"><text:span text:style-name="Emphasis"><text:span text:style-name="T31"/></text:span></text:p>
        </text:list-item>
      </text:list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29"><draw:frame draw:style-name="fr2" draw:name="Object88" text:anchor-type="as-char" svg:y="-0.377cm" svg:width="0.427cm" svg:height="0.467cm" draw:z-index="87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1.A1" office:value-type="string">
            <text:p text:style-name="P29"><draw:frame draw:style-name="fr2" draw:name="Object92" text:anchor-type="as-char" svg:y="-0.377cm" svg:width="0.762cm" svg:height="0.467cm" draw:z-index="91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1.A1" office:value-type="string">
            <text:p text:style-name="P29"><draw:frame draw:style-name="fr2" draw:name="Object91" text:anchor-type="as-char" svg:y="-0.619cm" svg:width="0.841cm" svg:height="0.998cm" draw:z-index="90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1.A1" office:value-type="string">
            <text:p text:style-name="P29"><draw:frame draw:style-name="fr2" draw:name="Object93" text:anchor-type="as-char" svg:y="-0.619cm" svg:width="0.852cm" svg:height="0.998cm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1" office:value-type="string">
            <text:p text:style-name="P29"><draw:frame draw:style-name="fr2" draw:name="Object95" text:anchor-type="as-char" svg:y="-0.377cm" svg:width="0.686cm" svg:height="0.467cm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1.A1" office:value-type="string">
            <text:p text:style-name="P29"><draw:frame draw:style-name="fr2" draw:name="Object96" text:anchor-type="as-char" svg:y="-0.377cm" svg:width="0.691cm" svg:height="0.467cm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1" office:value-type="string">
            <text:p text:style-name="P29"><draw:frame draw:style-name="fr2" draw:name="Object97" text:anchor-type="as-char" svg:y="-0.619cm" svg:width="1.064cm" svg:height="0.998cm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1" office:value-type="string">
            <text:p text:style-name="P29"><draw:frame draw:style-name="fr2" draw:name="Object98" text:anchor-type="as-char" svg:y="-0.619cm" svg:width="0.981cm" svg:height="0.998cm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1.I1" office:value-type="string">
            <text:p text:style-name="P32"><draw:frame draw:style-name="fr2" draw:name="Object100" text:anchor-type="as-char" svg:y="-0.377cm" svg:width="0.422cm" svg:height="0.467cm" draw:z-index="99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2"><draw:frame draw:style-name="fr2" draw:name="Object89" text:anchor-type="as-char" svg:y="-0.377cm" svg:width="0.425cm" svg:height="0.467cm" draw:z-index="88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1.A2" office:value-type="string">
            <text:p text:style-name="P32"><draw:frame draw:style-name="fr2" draw:name="Object101" text:anchor-type="as-char" svg:y="-0.377cm" svg:width="0.686cm" svg:height="0.467cm" draw:z-index="100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  <table:table-cell table:style-name="Table1.A2" office:value-type="string">
            <text:p text:style-name="P29"><draw:frame draw:style-name="fr2" draw:name="Object94" text:anchor-type="as-char" svg:y="-0.619cm" svg:width="0.794cm" svg:height="0.998cm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2" office:value-type="string">
            <text:p text:style-name="P29"><draw:frame draw:style-name="fr2" draw:name="Object102" text:anchor-type="as-char" svg:y="-0.377cm" svg:width="0.764cm" svg:height="0.467cm" draw:z-index="101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le1.A2" office:value-type="string">
            <text:p text:style-name="P29"><draw:frame draw:style-name="fr2" draw:name="Object104" text:anchor-type="as-char" svg:y="-0.377cm" svg:width="1.083cm" svg:height="0.467cm" draw:z-index="103"><draw:object xlink:href="./Object 104" xlink:type="simple" xlink:show="embed" xlink:actuate="onLoad"/><draw:image xlink:href="./ObjectReplacements/Object 104" xlink:type="simple" xlink:show="embed" xlink:actuate="onLoad"/></draw:frame></text:p>
          </table:table-cell>
          <table:table-cell table:style-name="Table1.A2" office:value-type="string">
            <text:p text:style-name="P32"><draw:frame draw:style-name="fr2" draw:name="Object103" text:anchor-type="as-char" svg:y="-0.377cm" svg:width="1.007cm" svg:height="0.467cm" draw:z-index="102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Table1.A2" office:value-type="string">
            <text:p text:style-name="P29"><draw:frame draw:style-name="fr2" draw:name="Object99" text:anchor-type="as-char" svg:y="-0.619cm" svg:width="1.057cm" svg:height="0.998cm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.A2" office:value-type="string">
            <text:p text:style-name="P29"><draw:frame draw:style-name="fr2" draw:name="Object105" text:anchor-type="as-char" svg:y="-0.377cm" svg:width="1.088cm" svg:height="0.467cm" draw:z-index="104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1.I2" office:value-type="string">
            <text:p text:style-name="P29"><draw:frame draw:style-name="fr2" draw:name="Object106" text:anchor-type="as-char" svg:y="-0.377cm" svg:width="0.767cm" svg:height="0.467cm" draw:z-index="105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32"><draw:frame draw:style-name="fr2" draw:name="Object90" text:anchor-type="as-char" svg:y="-0.377cm" svg:width="0.788cm" svg:height="0.467cm" draw:z-index="89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I2" office:value-type="string">
            <text:p text:style-name="P29"/>
          </table:table-cell>
        </table:table-row>
      </table:table>
      <text:list xml:id="list113022417580076" text:continue-numbering="true" text:style-name="L1">
        <text:list-header>
          <text:p text:style-name="P18"><text:span text:style-name="Emphasis"><text:span text:style-name="T31"/></text:span></text:p>
        </text:list-header>
        <text:list-item>
          <text:p text:style-name="P18"><text:span text:style-name="Emphasis"><text:span text:style-name="T23">Compléter :</text:span></text:span></text:p>
        </text:list-item>
      </text:list>
      <text:p text:style-name="P28"><text:span text:style-name="Emphasis"><text:span text:style-name="T31"/>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31"><draw:frame draw:style-name="fr2" draw:name="Object126" text:anchor-type="as-char" svg:y="-0.377cm" svg:width="0.427cm" svg:height="0.467cm" draw:z-index="106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27" text:anchor-type="as-char" svg:y="-0.619cm" svg:width="0.87cm" svg:height="0.998cm" draw:z-index="107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28" text:anchor-type="as-char" svg:y="-0.619cm" svg:width="0.774cm" svg:height="0.998cm" draw:z-index="108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29" text:anchor-type="as-char" svg:y="-0.377cm" svg:width="0.762cm" svg:height="0.467cm" draw:z-index="109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30" text:anchor-type="as-char" svg:y="-0.619cm" svg:width="0.776cm" svg:height="0.998cm" draw:z-index="110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31" text:anchor-type="as-char" svg:y="-0.619cm" svg:width="1.058cm" svg:height="0.998cm" draw:z-index="111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32" text:anchor-type="as-char" svg:y="-0.619cm" svg:width="0.984cm" svg:height="0.998cm" draw:z-index="112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3.A1" office:value-type="string">
            <text:p text:style-name="P31"><draw:frame draw:style-name="fr2" draw:name="Object133" text:anchor-type="as-char" svg:y="-0.377cm" svg:width="0.422cm" svg:height="0.467cm" draw:z-index="113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3.I1" office:value-type="string">
            <text:p text:style-name="P34"><draw:frame draw:style-name="fr2" draw:name="Object134" text:anchor-type="as-char" svg:y="-0.619cm" svg:width="0.506cm" svg:height="0.998cm" draw:z-index="114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4"><draw:frame draw:style-name="fr2" draw:name="Object135" text:anchor-type="as-char" svg:y="-0.377cm" svg:width="0.425cm" svg:height="0.467cm" draw:z-index="115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</table:table-cell>
          <table:table-cell table:style-name="Table3.A2" office:value-type="string">
            <text:p text:style-name="P34"><draw:frame draw:style-name="fr2" draw:name="Object136" text:anchor-type="as-char" svg:y="-0.619cm" svg:width="0.841cm" svg:height="0.998cm" draw:z-index="11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3.A2" office:value-type="string">
            <text:p text:style-name="P31"><draw:frame draw:style-name="fr2" draw:name="Object137" text:anchor-type="as-char" svg:y="-0.619cm" svg:width="0.794cm" svg:height="0.998cm" draw:z-index="117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/table:table-cell>
          <table:table-cell table:style-name="Table3.A2" office:value-type="string">
            <text:p text:style-name="P31"><draw:frame draw:style-name="fr2" draw:name="Object138" text:anchor-type="as-char" svg:y="-0.619cm" svg:width="0.847cm" svg:height="0.998cm" draw:z-index="118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</table:table-cell>
          <table:table-cell table:style-name="Table3.A2" office:value-type="string">
            <text:p text:style-name="P31"><draw:frame draw:style-name="fr2" draw:name="Object139" text:anchor-type="as-char" svg:y="-0.619cm" svg:width="1.058cm" svg:height="0.998cm" draw:z-index="119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</table:table-cell>
          <table:table-cell table:style-name="Table3.A2" office:value-type="string">
            <text:p text:style-name="P34"><draw:frame draw:style-name="fr2" draw:name="Object140" text:anchor-type="as-char" svg:y="-0.619cm" svg:width="0.771cm" svg:height="0.998cm" draw:z-index="120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  <table:table-cell table:style-name="Table3.A2" office:value-type="string">
            <text:p text:style-name="P31"><draw:frame draw:style-name="fr2" draw:name="Object141" text:anchor-type="as-char" svg:y="-0.619cm" svg:width="0.852cm" svg:height="0.998cm" draw:z-index="121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3.A2" office:value-type="string">
            <text:p text:style-name="P31"><draw:frame draw:style-name="fr2" draw:name="Object142" text:anchor-type="as-char" svg:y="-0.377cm" svg:width="0.758cm" svg:height="0.467cm" draw:z-index="122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  <table:table-cell table:style-name="Table3.I2" office:value-type="string">
            <text:p text:style-name="P31"><draw:frame draw:style-name="fr2" draw:name="Object143" text:anchor-type="as-char" svg:y="-0.377cm" svg:width="0.422cm" svg:height="0.467cm" draw:z-index="123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2" office:value-type="string">
            <text:p text:style-name="P34"><draw:frame draw:style-name="fr2" draw:name="Object144" text:anchor-type="as-char" svg:y="-0.619cm" svg:width="0.51cm" svg:height="0.998cm" draw:z-index="124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I2" office:value-type="string">
            <text:p text:style-name="P31"/>
          </table:table-cell>
        </table:table-row>
      </table:table>
      <text:list xml:id="list113022555646803" text:continue-numbering="true" text:style-name="L1">
        <text:list-header>
          <text:p text:style-name="P19"><text:span text:style-name="Emphasis"><text:span text:style-name="T32"/></text:span></text:p>
        </text:list-header>
      </text:list>
      <text:p text:style-name="P28"><text:soft-page-break/><text:span text:style-name="Emphasis"><text:span text:style-name="T24">Calcule</text:span></text:span><text:span text:style-name="Emphasis"><text:span text:style-name="T25">r</text:span></text:span><text:span text:style-name="Emphasis"><text:span text:style-name="T24"> les expressions suivantes en utilisant les propriétés des puissances :</text:span></text:span></text:p>
      <text:list xml:id="list113022400555799" text:continue-numbering="true" text:style-name="L1">
        <text:list-header>
          <text:p text:style-name="P20"><text:span text:style-name="Emphasis"><text:span text:style-name="T34"/></text:span></text:p>
        </text:list-header>
        <text:list-item>
          <text:p text:style-name="P20"><text:span text:style-name="Emphasis"><text:span text:style-name="T26"/></text:span></text:p>
          <text:p text:style-name="P19"><text:span text:style-name="Emphasis"><text:span text:style-name="T24"/></text:span></text:p>
        </text:list-item>
      </text:list>
      <text:p text:style-name="P27"><text:span text:style-name="Emphasis"><text:span text:style-name="T31"/></text:span></text:p>
      <text:p text:style-name="P27"><text:span text:style-name="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4:03:01.994539055</meta:creation-date>
    <dc:date>2020-09-03T11:26:52.789588676</dc:date>
    <meta:editing-duration>PT4H28M38S</meta:editing-duration>
    <meta:editing-cycles>24</meta:editing-cycles>
    <meta:generator>LibreOffice/6.0.7.3$Linux_X86_64 LibreOffice_project/00m0$Build-3</meta:generator>
    <meta:document-statistic meta:table-count="2" meta:image-count="0" meta:object-count="125" meta:page-count="3" meta:paragraph-count="75" meta:word-count="198" meta:character-count="1235" meta:non-whitespace-character-count="718"/>
  </office:meta>
</office:document-meta>
</file>

<file path=Object 1/content.xml><?xml version="1.0" encoding="utf-8"?>
<math xmlns="http://www.w3.org/1998/Math/MathML" display="block">
  <semantics>
    <mrow>
      <mn>21</mn>
      <mo stretchy="false">+</mo>
      <mrow>
        <mn>2</mn>
        <mo stretchy="false">×</mo>
        <mn>5</mn>
      </mrow>
    </mrow>
    <annotation encoding="StarMath 5.0">21+ 2 times 5 </annotation>
  </semantics>
</math>
</file>

<file path=Object 10/content.xml><?xml version="1.0" encoding="utf-8"?>
<math xmlns="http://www.w3.org/1998/Math/MathML" display="block">
  <semantics>
    <mrow>
      <msup>
        <mn>3</mn>
        <mn>5</mn>
      </msup>
      <mo stretchy="false">×</mo>
      <msup>
        <mn>3</mn>
        <mn>2</mn>
      </msup>
    </mrow>
    <annotation encoding="StarMath 5.0">3^5 times 3^2</annotation>
  </semantics>
</math>
</file>

<file path=Object 100/content.xml><?xml version="1.0" encoding="utf-8"?>
<math xmlns="http://www.w3.org/1998/Math/MathML" display="block">
  <semantics>
    <mn>0</mn>
    <annotation encoding="StarMath 5.0">0</annotation>
  </semantics>
</math>
</file>

<file path=Object 101/content.xml><?xml version="1.0" encoding="utf-8"?>
<math xmlns="http://www.w3.org/1998/Math/MathML" display="block">
  <semantics>
    <mrow>
      <mo stretchy="false">+</mo>
      <mn>3</mn>
    </mrow>
    <annotation encoding="StarMath 5.0">+3</annotation>
  </semantics>
</math>
</file>

<file path=Object 102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103/content.xml><?xml version="1.0" encoding="utf-8"?>
<math xmlns="http://www.w3.org/1998/Math/MathML" display="block">
  <semantics>
    <mrow>
      <mo stretchy="false">+</mo>
      <mn>0,3</mn>
    </mrow>
    <annotation encoding="StarMath 5.0">+0,3</annotation>
  </semantics>
</math>
</file>

<file path=Object 104/content.xml><?xml version="1.0" encoding="utf-8"?>
<math xmlns="http://www.w3.org/1998/Math/MathML" display="block">
  <semantics>
    <mrow>
      <mo stretchy="false">−</mo>
      <mn>0,3</mn>
    </mrow>
    <annotation encoding="StarMath 5.0">-0,3</annotation>
  </semantics>
</math>
</file>

<file path=Object 105/content.xml><?xml version="1.0" encoding="utf-8"?>
<math xmlns="http://www.w3.org/1998/Math/MathML" display="block">
  <semantics>
    <mrow>
      <mo stretchy="false">−</mo>
      <mn>0,7</mn>
    </mrow>
    <annotation encoding="StarMath 5.0">-0,7</annotation>
  </semantics>
</math>
</file>

<file path=Object 106/content.xml><?xml version="1.0" encoding="utf-8"?>
<math xmlns="http://www.w3.org/1998/Math/MathML" display="block">
  <semantics>
    <mrow>
      <mo stretchy="false">−</mo>
      <mn>8</mn>
    </mrow>
    <annotation encoding="StarMath 5.0">-8</annotation>
  </semantics>
</math>
</file>

<file path=Object 11/content.xml><?xml version="1.0" encoding="utf-8"?>
<math xmlns="http://www.w3.org/1998/Math/MathML" display="block">
  <semantics>
    <mrow>
      <msup>
        <mn>2</mn>
        <mn>4</mn>
      </msup>
      <mo stretchy="false">+</mo>
      <msup>
        <mn>2</mn>
        <mn>5</mn>
      </msup>
    </mrow>
    <annotation encoding="StarMath 5.0">2^4 + 2^5</annotation>
  </semantics>
</math>
</file>

<file path=Object 12/content.xml><?xml version="1.0" encoding="utf-8"?>
<math xmlns="http://www.w3.org/1998/Math/MathML" display="block">
  <semantics>
    <mrow>
      <msup>
        <mn>7</mn>
        <mn>5</mn>
      </msup>
      <mo stretchy="false">÷</mo>
      <msup>
        <mn>7</mn>
        <mn>2</mn>
      </msup>
    </mrow>
    <annotation encoding="StarMath 5.0">7^5 div 7^2</annotation>
  </semantics>
</math>
</file>

<file path=Object 126/content.xml><?xml version="1.0" encoding="utf-8"?>
<math xmlns="http://www.w3.org/1998/Math/MathML" display="block">
  <semantics>
    <mi>a</mi>
    <annotation encoding="StarMath 5.0">a</annotation>
  </semantics>
</math>
</file>

<file path=Object 127/content.xml><?xml version="1.0" encoding="utf-8"?>
<math xmlns="http://www.w3.org/1998/Math/MathML" display="block">
  <semantics>
    <mrow>
      <mo stretchy="false">−</mo>
      <mfrac>
        <mn>3</mn>
        <mn>4</mn>
      </mfrac>
    </mrow>
    <annotation encoding="StarMath 5.0">-{3 over 4}</annotation>
  </semantics>
</math>
</file>

<file path=Object 128/content.xml><?xml version="1.0" encoding="utf-8"?>
<math xmlns="http://www.w3.org/1998/Math/MathML" display="block">
  <semantics>
    <mrow>
      <mo stretchy="false">+</mo>
      <mfrac>
        <mn>3</mn>
        <mn>7</mn>
      </mfrac>
    </mrow>
    <annotation encoding="StarMath 5.0">+ {3 over 7}</annotation>
  </semantics>
</math>
</file>

<file path=Object 129/content.xml><?xml version="1.0" encoding="utf-8"?>
<math xmlns="http://www.w3.org/1998/Math/MathML" display="block">
  <semantics>
    <mrow>
      <mo stretchy="false">−</mo>
      <mn>5</mn>
    </mrow>
    <annotation encoding="StarMath 5.0">- 5</annotation>
  </semantics>
</math>
</file>

<file path=Object 13/content.xml><?xml version="1.0" encoding="utf-8"?>
<math xmlns="http://www.w3.org/1998/Math/MathML" display="block">
  <semantics>
    <msup>
      <mrow>
        <mo fence="true" stretchy="false">(</mo>
        <mrow>
          <msup>
            <mn>2</mn>
            <mn>4</mn>
          </msup>
        </mrow>
        <mo fence="true" stretchy="false">)</mo>
      </mrow>
      <mn>5</mn>
    </msup>
    <annotation encoding="StarMath 5.0">( 2^4 )^5</annotation>
  </semantics>
</math>
</file>

<file path=Object 130/content.xml><?xml version="1.0" encoding="utf-8"?>
<math xmlns="http://www.w3.org/1998/Math/MathML" display="block">
  <semantics>
    <mrow>
      <mo stretchy="false">+</mo>
      <mfrac>
        <mn>5</mn>
        <mn>9</mn>
      </mfrac>
    </mrow>
    <annotation encoding="StarMath 5.0">+{5 over 9}</annotation>
  </semantics>
</math>
</file>

<file path=Object 131/content.xml><?xml version="1.0" encoding="utf-8"?>
<math xmlns="http://www.w3.org/1998/Math/MathML" display="block">
  <semantics>
    <mrow>
      <mo stretchy="false">−</mo>
      <mfrac>
        <mn>25</mn>
        <mn>8</mn>
      </mfrac>
    </mrow>
    <annotation encoding="StarMath 5.0">- { 25 over 8 }</annotation>
  </semantics>
</math>
</file>

<file path=Object 132/content.xml><?xml version="1.0" encoding="utf-8"?>
<math xmlns="http://www.w3.org/1998/Math/MathML" display="block">
  <semantics>
    <mrow>
      <mo stretchy="false">+</mo>
      <mfrac>
        <mn>21</mn>
        <mn>16</mn>
      </mfrac>
    </mrow>
    <annotation encoding="StarMath 5.0">+ {21 over 16}</annotation>
  </semantics>
</math>
</file>

<file path=Object 133/content.xml><?xml version="1.0" encoding="utf-8"?>
<math xmlns="http://www.w3.org/1998/Math/MathML" display="block">
  <semantics>
    <mn>0</mn>
    <annotation encoding="StarMath 5.0">0</annotation>
  </semantics>
</math>
</file>

<file path=Object 134/content.xml><?xml version="1.0" encoding="utf-8"?>
<math xmlns="http://www.w3.org/1998/Math/MathML" display="block">
  <semantics>
    <mfrac>
      <mn>2</mn>
      <mn>9</mn>
    </mfrac>
    <annotation encoding="StarMath 5.0">2 over 9</annotation>
  </semantics>
</math>
</file>

<file path=Object 135/content.xml><?xml version="1.0" encoding="utf-8"?>
<math xmlns="http://www.w3.org/1998/Math/MathML" display="block">
  <semantics>
    <mi>b</mi>
    <annotation encoding="StarMath 5.0">b</annotation>
  </semantics>
</math>
</file>

<file path=Object 136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137/content.xml><?xml version="1.0" encoding="utf-8"?>
<math xmlns="http://www.w3.org/1998/Math/MathML" display="block">
  <semantics>
    <mrow>
      <mo stretchy="false">+</mo>
      <mfrac>
        <mn>3</mn>
        <mn>4</mn>
      </mfrac>
    </mrow>
    <annotation encoding="StarMath 5.0">+ {3 over 4}</annotation>
  </semantics>
</math>
</file>

<file path=Object 138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 {2 over 3}</annotation>
  </semantics>
</math>
</file>

<file path=Object 139/content.xml><?xml version="1.0" encoding="utf-8"?>
<math xmlns="http://www.w3.org/1998/Math/MathML" display="block">
  <semantics>
    <mrow>
      <mo stretchy="false">−</mo>
      <mfrac>
        <mn>20</mn>
        <mn>3</mn>
      </mfrac>
    </mrow>
    <annotation encoding="StarMath 5.0">- {20 over 3}</annotation>
  </semantics>
</math>
</file>

<file path=Object 14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×</mo>
            <mn>10</mn>
          </mrow>
        </mrow>
        <mo fence="true" stretchy="false">)</mo>
      </mrow>
      <mn>2</mn>
    </msup>
    <annotation encoding="StarMath 5.0">( 2 times 10 )^2</annotation>
  </semantics>
</math>
</file>

<file path=Object 140/content.xml><?xml version="1.0" encoding="utf-8"?>
<math xmlns="http://www.w3.org/1998/Math/MathML" display="block">
  <semantics>
    <mrow>
      <mo stretchy="false">+</mo>
      <mfrac>
        <mn>5</mn>
        <mn>2</mn>
      </mfrac>
    </mrow>
    <annotation encoding="StarMath 5.0">+ {5 over 2}</annotation>
  </semantics>
</math>
</file>

<file path=Object 141/content.xml><?xml version="1.0" encoding="utf-8"?>
<math xmlns="http://www.w3.org/1998/Math/MathML" display="block">
  <semantics>
    <mrow>
      <mo stretchy="false">−</mo>
      <mfrac>
        <mn>9</mn>
        <mn>8</mn>
      </mfrac>
    </mrow>
    <annotation encoding="StarMath 5.0">- {9 over 8}</annotation>
  </semantics>
</math>
</file>

<file path=Object 142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43/content.xml><?xml version="1.0" encoding="utf-8"?>
<math xmlns="http://www.w3.org/1998/Math/MathML" display="block">
  <semantics>
    <mn>0</mn>
    <annotation encoding="StarMath 5.0">0</annotation>
  </semantics>
</math>
</file>

<file path=Object 144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+</mo>
            <mn>10</mn>
          </mrow>
        </mrow>
        <mo fence="true" stretchy="false">)</mo>
      </mrow>
      <mn>2</mn>
    </msup>
    <annotation encoding="StarMath 5.0">( 2+10 )^2</annotation>
  </semantics>
</math>
</file>

<file path=Object 16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sup>
                  <mn>2</mn>
                  <mn>5</mn>
                </msup>
              </mrow>
              <mo fence="true" stretchy="false">)</mo>
            </mrow>
            <mn>2</mn>
          </msup>
        </mrow>
        <mo fence="true" stretchy="false">]</mo>
      </mrow>
      <mn>3</mn>
    </msup>
    <annotation encoding="StarMath 5.0">[  ( 2^5  )^2   ]^3 </annotation>
  </semantics>
</math>
</file>

<file path=Object 17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n>2</mn>
                </mrow>
                <mo fence="true" stretchy="false">)</mo>
              </mrow>
              <mn>3</mn>
            </msup>
          </mrow>
          <mo fence="true" stretchy="false">]</mo>
        </mrow>
        <mn>2</mn>
      </msup>
      <mo stretchy="false">×</mo>
      <mn>2</mn>
      <mo stretchy="false">÷</mo>
      <msup>
        <mn>2</mn>
        <mn>4</mn>
      </msup>
    </mrow>
    <annotation encoding="StarMath 5.0">[ (2)^3 ]^2 times 2 div 2^4</annotation>
  </semantics>
</math>
</file>

<file path=Object 18/content.xml><?xml version="1.0" encoding="utf-8"?>
<math xmlns="http://www.w3.org/1998/Math/MathML" display="block">
  <semantics>
    <mrow>
      <msup>
        <mn>2</mn>
        <mn>2</mn>
      </msup>
      <mo stretchy="false">+</mo>
      <mrow>
        <msup>
          <mn>2</mn>
          <mn>3</mn>
        </msup>
        <mo stretchy="false">÷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÷</mo>
              <msup>
                <mn>3</mn>
                <mn>3</mn>
              </msup>
            </mrow>
          </mrow>
          <mo fence="true" stretchy="false">]</mo>
        </mrow>
      </mrow>
      <mo stretchy="false">−</mo>
      <mn>2</mn>
    </mrow>
    <annotation encoding="StarMath 5.0">2^2 + 2^3 div [ (2+1)^3 div 3^3 ] - 2</annotation>
  </semantics>
</math>
</file>

<file path=Object 19/content.xml><?xml version="1.0" encoding="utf-8"?>
<math xmlns="http://www.w3.org/1998/Math/MathML" display="block">
  <semantics>
    <mrow>
      <mrow>
        <mo fence="true" stretchy="false">{</mo>
        <mrow>
          <mrow>
            <mrow>
              <msup>
                <mn>5</mn>
                <mn>3</mn>
              </msup>
              <mo stretchy="false">÷</mo>
              <mrow>
                <mo fence="true" stretchy="false">(</mo>
                <mrow>
                  <mrow>
                    <msup>
                      <mn>5</mn>
                      <mn>2</mn>
                    </msup>
                    <mo stretchy="false">×</mo>
                    <msup>
                      <mn>5</mn>
                      <mn>4</mn>
                    </msup>
                    <mo stretchy="false">÷</mo>
                    <msup>
                      <mn>5</mn>
                      <mn>5</mn>
                    </msup>
                  </mrow>
                </mrow>
                <mo fence="true" stretchy="false">)</mo>
              </mrow>
            </mrow>
            <mo stretchy="false">+</mo>
            <mn>3</mn>
            <mo stretchy="false">−</mo>
            <mrow>
              <mo fence="true" stretchy="false">[</mo>
              <mrow>
                <mrow>
                  <msup>
                    <mn>2</mn>
                    <mn>3</mn>
                  </msup>
                  <mo stretchy="false">×</mo>
                  <mn>2</mn>
                  <mo stretchy="false">÷</mo>
                  <msup>
                    <mrow>
                      <mo fence="true" stretchy="false">(</mo>
                      <mrow>
                        <msup>
                          <mn>2</mn>
                          <mn>2</mn>
                        </m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row>
        <mo fence="true" stretchy="false">}</mo>
      </mrow>
      <mo stretchy="false">÷</mo>
      <msup>
        <mn>3</mn>
        <mn>3</mn>
      </msup>
    </mrow>
    <annotation encoding="StarMath 5.0">lbrace 5^3 div (5^2 times 5^4 div 5^5)+3 - [2^3 times 2 div (2^2)^2] rbrace div 3^3</annotation>
  </semantics>
</math>
</file>

<file path=Object 2/content.xml><?xml version="1.0" encoding="utf-8"?>
<math xmlns="http://www.w3.org/1998/Math/MathML" display="block">
  <semantics>
    <mrow>
      <mrow>
        <mn>13</mn>
        <mo stretchy="false">×</mo>
        <mn>2</mn>
      </mrow>
      <mo stretchy="false">+</mo>
      <mn>5</mn>
    </mrow>
    <annotation encoding="StarMath 5.0">13 times 2 +5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[</mo>
          <mrow>
            <mrow>
              <mn>2</mn>
              <mo stretchy="false">+</mo>
              <mrow>
                <msup>
                  <mrow>
                    <mo fence="true" stretchy="false">(</mo>
                    <mrow>
                      <mrow>
                        <msup>
                          <mn>2</mn>
                          <mn>2</mn>
                        </msup>
                        <mo stretchy="false">×</mo>
                        <mn>2</mn>
                      </mrow>
                    </mrow>
                    <mo fence="true" stretchy="false">)</mo>
                  </mrow>
                  <mn>2</mn>
                </msup>
                <mo stretchy="false">÷</mo>
                <msup>
                  <mrow>
                    <mo fence="true" stretchy="false">(</mo>
                    <mrow>
                      <msup>
                        <mn>2</mn>
                        <mn>2</mn>
                      </msup>
                    </mrow>
                    <mo fence="true" stretchy="false">)</mo>
                  </mrow>
                  <mn>3</mn>
                </msup>
              </mrow>
            </mrow>
          </mrow>
          <mo fence="true" stretchy="false">]</mo>
        </mrow>
        <mn>3</mn>
      </msup>
      <mo stretchy="false">÷</mo>
      <msup>
        <mrow>
          <mo fence="true" stretchy="false">[</mo>
          <mrow>
            <mrow>
              <msup>
                <mrow>
                  <mo fence="true" stretchy="false">(</mo>
                  <mrow>
                    <msup>
                      <mn>3</mn>
                      <mn>2</mn>
                    </msup>
                  </mrow>
                  <mo fence="true" stretchy="false">)</mo>
                </mrow>
                <mn>2</mn>
              </msup>
              <mo stretchy="false">÷</mo>
              <msup>
                <mn>3</mn>
                <mn>3</mn>
              </msup>
            </mrow>
          </mrow>
          <mo fence="true" stretchy="false">]</mo>
        </mrow>
        <mn>2</mn>
      </msup>
    </mrow>
    <annotation encoding="StarMath 5.0">[ 2+(2^2 times 2)^2 div (2^2)^3 ]^3 div [ (3^2)^2 div 3^3 ]^2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row>
              <mn>18</mn>
              <mo stretchy="false">÷</mo>
              <mn>2</mn>
              <mo stretchy="false">÷</mo>
              <msup>
                <mn>3</mn>
                <mn>2</mn>
              </msup>
            </mrow>
            <mo stretchy="false">+</mo>
            <mn>23</mn>
            <mo stretchy="false">−</mo>
            <mrow>
              <mo fence="true" stretchy="false">(</mo>
              <mrow>
                <mrow>
                  <mrow>
                    <mn>36</mn>
                    <mo stretchy="false">÷</mo>
                    <msup>
                      <mn>2</mn>
                      <mn>2</mn>
                    </msup>
                    <mo stretchy="false">÷</mo>
                    <mn>3</mn>
                  </mrow>
                  <mo stretchy="false">+</mo>
                  <msup>
                    <mn>3</mn>
                    <mn>2</mn>
                  </msup>
                </mrow>
              </mrow>
              <mo fence="true" stretchy="false">)</mo>
            </mrow>
          </mrow>
        </mrow>
        <mo fence="true" stretchy="false">)</mo>
      </mrow>
      <mo stretchy="false">÷</mo>
      <msup>
        <mn>2</mn>
        <mn>2</mn>
      </msup>
    </mrow>
    <annotation encoding="StarMath 5.0">( 18 div 2 div 3^2+23 - (36 div 2^2 div 3 + 3^2) ) div 2^2</annotation>
  </semantics>
</math>
</file>

<file path=Object 22/content.xml><?xml version="1.0" encoding="utf-8"?>
<math xmlns="http://www.w3.org/1998/Math/MathML" display="block">
  <semantics>
    <mrow>
      <mn>2</mn>
      <mo stretchy="false">+</mo>
      <mrow>
        <msup>
          <mrow>
            <mo fence="true" stretchy="false">(</mo>
            <mrow>
              <mrow>
                <msup>
                  <mn>2</mn>
                  <mn>10</mn>
                </msup>
                <mo stretchy="false">×</mo>
                <msup>
                  <mn>2</mn>
                  <mn>2</mn>
                </msup>
              </mrow>
            </mrow>
            <mo fence="true" stretchy="false">)</mo>
          </mrow>
          <mn>2</mn>
        </msup>
        <mo stretchy="false">÷</mo>
        <msup>
          <mrow>
            <mo fence="true" stretchy="false">(</mo>
            <mrow>
              <msup>
                <mn>2</mn>
                <mn>3</mn>
              </msup>
            </mrow>
            <mo fence="true" stretchy="false">)</mo>
          </mrow>
          <mn>8</mn>
        </msup>
      </mrow>
      <mo stretchy="false">−</mo>
      <mrow>
        <msup>
          <mrow>
            <mo fence="true" stretchy="false">[</mo>
            <mrow>
              <mrow>
                <mn>5</mn>
                <mo stretchy="false">×</mo>
                <mrow>
                  <mo fence="true" stretchy="false">(</mo>
                  <mrow>
                    <mrow>
                      <mn>12</mn>
                      <mo stretchy="false">−</mo>
                      <mrow>
                        <mn>2</mn>
                        <mo stretchy="false">×</mo>
                        <mn>8</mn>
                        <mo stretchy="false">÷</mo>
                        <mn>4</mn>
                      </mrow>
                    </mrow>
                  </mrow>
                  <mo fence="true" stretchy="false">)</mo>
                </mrow>
                <mo stretchy="false">÷</mo>
                <msup>
                  <mn>2</mn>
                  <mn>2</mn>
                </msup>
              </mrow>
            </mrow>
            <mo fence="true" stretchy="false">]</mo>
          </mrow>
          <mn>2</mn>
        </msup>
        <mo stretchy="false">÷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o stretchy="false">×</mo>
                      <mn>3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p>
                        <mn>2</mn>
                        <mn>2</mn>
                      </msup>
                      <mo stretchy="false">+</mo>
                      <mrow>
                        <mn>6</mn>
                        <mo stretchy="false">÷</mo>
                        <mn>3</mn>
                        <mo stretchy="false">×</mo>
                        <mn>2</mn>
                      </mrow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</mrow>
    <annotation encoding="StarMath 5.0">2+( 2^10 times 2^2 )^2 div ( 2^3 )^8 -[ 5 times (12-2 times 8 div 4) div 2^2 ]^2 div [ (2 times 3)^2 + (2^2 +6 div 3 times 2)^2 ]</annotation>
  </semantics>
</math>
</file>

<file path=Object 23/content.xml><?xml version="1.0" encoding="utf-8"?>
<math xmlns="http://www.w3.org/1998/Math/MathML" display="block">
  <semantics>
    <mfrac>
      <mn>10</mn>
      <mn>8</mn>
    </mfrac>
    <annotation encoding="StarMath 5.0">10 over 8</annotation>
  </semantics>
</math>
</file>

<file path=Object 24/content.xml><?xml version="1.0" encoding="utf-8"?>
<math xmlns="http://www.w3.org/1998/Math/MathML" display="block">
  <semantics>
    <mfrac>
      <mn>9</mn>
      <mn>15</mn>
    </mfrac>
    <annotation encoding="StarMath 5.0">9 over 15</annotation>
  </semantics>
</math>
</file>

<file path=Object 25/content.xml><?xml version="1.0" encoding="utf-8"?>
<math xmlns="http://www.w3.org/1998/Math/MathML" display="block">
  <semantics>
    <mfrac>
      <mn>6</mn>
      <mn>4</mn>
    </mfrac>
    <annotation encoding="StarMath 5.0">6 over 4</annotation>
  </semantics>
</math>
</file>

<file path=Object 26/content.xml><?xml version="1.0" encoding="utf-8"?>
<math xmlns="http://www.w3.org/1998/Math/MathML" display="block">
  <semantics>
    <mfrac>
      <mn>18</mn>
      <mn>42</mn>
    </mfrac>
    <annotation encoding="StarMath 5.0">18 over 42</annotation>
  </semantics>
</math>
</file>

<file path=Object 27/content.xml><?xml version="1.0" encoding="utf-8"?>
<math xmlns="http://www.w3.org/1998/Math/MathML" display="block">
  <semantics>
    <mfrac>
      <mn>144</mn>
      <mn>96</mn>
    </mfrac>
    <annotation encoding="StarMath 5.0">144 over 96</annotation>
  </semantics>
</math>
</file>

<file path=Object 28/content.xml><?xml version="1.0" encoding="utf-8"?>
<math xmlns="http://www.w3.org/1998/Math/MathML" display="block">
  <semantics>
    <mfrac>
      <mn>280</mn>
      <mn>105</mn>
    </mfrac>
    <annotation encoding="StarMath 5.0">280 over 105</annotation>
  </semantics>
</math>
</file>

<file path=Object 29/content.xml><?xml version="1.0" encoding="utf-8"?>
<math xmlns="http://www.w3.org/1998/Math/MathML" display="block">
  <semantics>
    <mfrac>
      <mn>324</mn>
      <mn>900</mn>
    </mfrac>
    <annotation encoding="StarMath 5.0">324 over 900</annotation>
  </semantics>
</math>
</file>

<file path=Object 3/content.xml><?xml version="1.0" encoding="utf-8"?>
<math xmlns="http://www.w3.org/1998/Math/MathML" display="block">
  <semantics>
    <mrow>
      <mrow>
        <mn>20</mn>
        <mo stretchy="false">÷</mo>
        <mn>2</mn>
      </mrow>
      <mo stretchy="false">+</mo>
      <mn>3</mn>
    </mrow>
    <annotation encoding="StarMath 5.0">20 div 2 + 3</annotation>
  </semantics>
</math>
</file>

<file path=Object 30/content.xml><?xml version="1.0" encoding="utf-8"?>
<math xmlns="http://www.w3.org/1998/Math/MathML" display="block">
  <semantics>
    <mfrac>
      <mn>720</mn>
      <mn>1620</mn>
    </mfrac>
    <annotation encoding="StarMath 5.0">720 over 1620</annotation>
  </semantics>
</math>
</file>

<file path=Object 31/content.xml><?xml version="1.0" encoding="utf-8"?>
<math xmlns="http://www.w3.org/1998/Math/MathML" display="block">
  <semantics>
    <mfrac>
      <mn>1500</mn>
      <mn>450</mn>
    </mfrac>
    <annotation encoding="StarMath 5.0">1500 over 450</annotation>
  </semantics>
</math>
</file>

<file path=Object 32/content.xml><?xml version="1.0" encoding="utf-8"?>
<math xmlns="http://www.w3.org/1998/Math/MathML" display="block">
  <semantics>
    <mfrac>
      <mrow>
        <mn>4</mn>
        <mo stretchy="false">×</mo>
        <mn>9</mn>
      </mrow>
      <mrow>
        <mn>12</mn>
        <mo stretchy="false">×</mo>
        <mn>5</mn>
      </mrow>
    </mfrac>
    <annotation encoding="StarMath 5.0">{4 times 9} over {12 times 5 }</annotation>
  </semantics>
</math>
</file>

<file path=Object 33/content.xml><?xml version="1.0" encoding="utf-8"?>
<math xmlns="http://www.w3.org/1998/Math/MathML" display="block">
  <semantics>
    <mfrac>
      <mrow>
        <mn>3</mn>
        <mo stretchy="false">×</mo>
        <mn>7</mn>
      </mrow>
      <mrow>
        <mn>27</mn>
        <mo stretchy="false">×</mo>
        <mn>35</mn>
      </mrow>
    </mfrac>
    <annotation encoding="StarMath 5.0">{3 times 7} over {27 times 35 }</annotation>
  </semantics>
</math>
</file>

<file path=Object 34/content.xml><?xml version="1.0" encoding="utf-8"?>
<math xmlns="http://www.w3.org/1998/Math/MathML" display="block">
  <semantics>
    <mfrac>
      <mrow>
        <msup>
          <mn>2</mn>
          <mn>3</mn>
        </msup>
        <mo stretchy="false">×</mo>
        <mn>5</mn>
        <mo stretchy="false">×</mo>
        <msup>
          <mn>7</mn>
          <mn>2</mn>
        </msup>
      </mrow>
      <mrow>
        <msup>
          <mn>2</mn>
          <mn>5</mn>
        </msup>
        <mo stretchy="false">×</mo>
        <mn>7</mn>
        <mo stretchy="false">×</mo>
        <mn>3</mn>
      </mrow>
    </mfrac>
    <annotation encoding="StarMath 5.0">{2^3 times 5 times 7^2} over {2^5 times 7 times 3}</annotation>
  </semantics>
</math>
</file>

<file path=Object 35/content.xml><?xml version="1.0" encoding="utf-8"?>
<math xmlns="http://www.w3.org/1998/Math/MathML" display="block">
  <semantics>
    <mfrac>
      <mrow>
        <msup>
          <mn>2</mn>
          <mn>4</mn>
        </msup>
        <mo stretchy="false">×</mo>
        <msup>
          <mn>3</mn>
          <mn>5</mn>
        </msup>
        <mo stretchy="false">×</mo>
        <mn>120</mn>
      </mrow>
      <mrow>
        <msup>
          <mn>2</mn>
          <mn>3</mn>
        </msup>
        <mo stretchy="false">×</mo>
        <msup>
          <mn>3</mn>
          <mn>7</mn>
        </msup>
        <mo stretchy="false">×</mo>
        <msup>
          <mn>5</mn>
          <mn>2</mn>
        </msup>
      </mrow>
    </mfrac>
    <annotation encoding="StarMath 5.0">{2^4 times 3^5 times 120} over {2^3 times 3^7 times 5^2}</annotation>
  </semantics>
</math>
</file>

<file path=Object 36/content.xml><?xml version="1.0" encoding="utf-8"?>
<math xmlns="http://www.w3.org/1998/Math/MathML" display="block">
  <semantics>
    <mfrac>
      <mrow>
        <msup>
          <mn>2</mn>
          <mn>7</mn>
        </msup>
        <mo stretchy="false">×</mo>
        <mn>27</mn>
      </mrow>
      <mrow>
        <msup>
          <mn>3</mn>
          <mn>5</mn>
        </msup>
        <mo stretchy="false">×</mo>
        <mn>32</mn>
      </mrow>
    </mfrac>
    <annotation encoding="StarMath 5.0">{2^7 times 27} over {3^5 times 32}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39/content.xml><?xml version="1.0" encoding="utf-8"?>
<math xmlns="http://www.w3.org/1998/Math/MathML" display="block">
  <semantics>
    <mfrac>
      <mn>7</mn>
      <mn>2</mn>
    </mfrac>
    <annotation encoding="StarMath 5.0">7 over 2</annotation>
  </semantics>
</math>
</file>

<file path=Object 4/content.xml><?xml version="1.0" encoding="utf-8"?>
<math xmlns="http://www.w3.org/1998/Math/MathML" display="block">
  <semantics>
    <mrow>
      <mn>20</mn>
      <mo stretchy="false">×</mo>
      <mn>2</mn>
      <mo stretchy="false">÷</mo>
      <mn>5</mn>
    </mrow>
    <annotation encoding="StarMath 5.0">20 times 2 div 5</annotation>
  </semantics>
</math>
</file>

<file path=Object 40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1/content.xml><?xml version="1.0" encoding="utf-8"?>
<math xmlns="http://www.w3.org/1998/Math/MathML" display="block">
  <semantics>
    <mn>2</mn>
    <annotation encoding="StarMath 5.0">2</annotation>
  </semantics>
</math>
</file>

<file path=Object 42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43/content.xml><?xml version="1.0" encoding="utf-8"?>
<math xmlns="http://www.w3.org/1998/Math/MathML" display="block">
  <semantics>
    <mfrac>
      <mn>12</mn>
      <mn>5</mn>
    </mfrac>
    <annotation encoding="StarMath 5.0">12 over 5</annotation>
  </semantics>
</math>
</file>

<file path=Object 44/content.xml><?xml version="1.0" encoding="utf-8"?>
<math xmlns="http://www.w3.org/1998/Math/MathML" display="block">
  <semantics>
    <mfrac>
      <mn>7</mn>
      <mn>6</mn>
    </mfrac>
    <annotation encoding="StarMath 5.0">7 over 6</annotation>
  </semantics>
</math>
</file>

<file path=Object 45/content.xml><?xml version="1.0" encoding="utf-8"?>
<math xmlns="http://www.w3.org/1998/Math/MathML" display="block">
  <semantics>
    <mfrac>
      <mn>13</mn>
      <mn>10</mn>
    </mfrac>
    <annotation encoding="StarMath 5.0">13 over 10</annotation>
  </semantics>
</math>
</file>

<file path=Object 46/content.xml><?xml version="1.0" encoding="utf-8"?>
<math xmlns="http://www.w3.org/1998/Math/MathML" display="block">
  <semantics>
    <mrow>
      <mfrac>
        <mn>3</mn>
        <mn>4</mn>
      </mfrac>
      <mo stretchy="false">+</mo>
      <mfrac>
        <mn>1</mn>
        <mn>3</mn>
      </mfrac>
    </mrow>
    <annotation encoding="StarMath 5.0">3 over 4 + 1 over 3</annotation>
  </semantics>
</math>
</file>

<file path=Object 47/content.xml><?xml version="1.0" encoding="utf-8"?>
<math xmlns="http://www.w3.org/1998/Math/MathML" display="block">
  <semantics>
    <mrow>
      <mfrac>
        <mn>9</mn>
        <mn>2</mn>
      </mfrac>
      <mo stretchy="false">−</mo>
      <mfrac>
        <mn>5</mn>
        <mn>6</mn>
      </mfrac>
    </mrow>
    <annotation encoding="StarMath 5.0">9 over 2 - 5 over 6</annotation>
  </semantics>
</math>
</file>

<file path=Object 48/content.xml><?xml version="1.0" encoding="utf-8"?>
<math xmlns="http://www.w3.org/1998/Math/MathML" display="block">
  <semantics>
    <mrow>
      <mfrac>
        <mn>1</mn>
        <mn>2</mn>
      </mfrac>
      <mo stretchy="false">+</mo>
      <mfrac>
        <mn>3</mn>
        <mn>4</mn>
      </mfrac>
    </mrow>
    <annotation encoding="StarMath 5.0">1 over 2+3 over 4</annotation>
  </semantics>
</math>
</file>

<file path=Object 49/content.xml><?xml version="1.0" encoding="utf-8"?>
<math xmlns="http://www.w3.org/1998/Math/MathML" display="block">
  <semantics>
    <mrow>
      <mfrac>
        <mn>7</mn>
        <mn>8</mn>
      </mfrac>
      <mo stretchy="false">−</mo>
      <mfrac>
        <mn>5</mn>
        <mn>18</mn>
      </mfrac>
    </mrow>
    <annotation encoding="StarMath 5.0">7 over 8 - 5 over 18</annotation>
  </semantics>
</math>
</file>

<file path=Object 5/content.xml><?xml version="1.0" encoding="utf-8"?>
<math xmlns="http://www.w3.org/1998/Math/MathML" display="block">
  <semantics>
    <mrow>
      <mn>24</mn>
      <mo stretchy="false">÷</mo>
      <mrow>
        <mo fence="true" stretchy="false">(</mo>
        <mrow>
          <mrow>
            <mn>6</mn>
            <mo stretchy="false">×</mo>
            <mn>2</mn>
          </mrow>
        </mrow>
        <mo fence="true" stretchy="false">)</mo>
      </mrow>
    </mrow>
    <annotation encoding="StarMath 5.0">24 div ( 6 times 2  )</annotation>
  </semantics>
</math>
</file>

<file path=Object 50/content.xml><?xml version="1.0" encoding="utf-8"?>
<math xmlns="http://www.w3.org/1998/Math/MathML" display="block">
  <semantics>
    <mrow>
      <mfrac>
        <mn>2</mn>
        <mn>3</mn>
      </mfrac>
      <mo stretchy="false">×</mo>
      <mfrac>
        <mn>1</mn>
        <mn>5</mn>
      </mfrac>
    </mrow>
    <annotation encoding="StarMath 5.0">{2 over 3} times {1 over 5}</annotation>
  </semantics>
</math>
</file>

<file path=Object 51/content.xml><?xml version="1.0" encoding="utf-8"?>
<math xmlns="http://www.w3.org/1998/Math/MathML" display="block">
  <semantics>
    <mrow>
      <mfrac>
        <mn>2</mn>
        <mn>3</mn>
      </mfrac>
      <mo stretchy="false">×</mo>
      <mfrac>
        <mn>6</mn>
        <mn>7</mn>
      </mfrac>
    </mrow>
    <annotation encoding="StarMath 5.0">{2 over 3} times {6 over 7}</annotation>
  </semantics>
</math>
</file>

<file path=Object 52/content.xml><?xml version="1.0" encoding="utf-8"?>
<math xmlns="http://www.w3.org/1998/Math/MathML" display="block">
  <semantics>
    <mrow>
      <mfrac>
        <mn>4</mn>
        <mn>15</mn>
      </mfrac>
      <mo stretchy="false">×</mo>
      <mfrac>
        <mn>5</mn>
        <mn>8</mn>
      </mfrac>
    </mrow>
    <annotation encoding="StarMath 5.0">{4 over 15} times {5 over 8}</annotation>
  </semantics>
</math>
</file>

<file path=Object 53/content.xml><?xml version="1.0" encoding="utf-8"?>
<math xmlns="http://www.w3.org/1998/Math/MathML" display="block">
  <semantics>
    <mrow>
      <mfrac>
        <mn>1</mn>
        <mn>3</mn>
      </mfrac>
      <mo stretchy="false">×</mo>
      <mfrac>
        <mn>9</mn>
        <mn>4</mn>
      </mfrac>
    </mrow>
    <annotation encoding="StarMath 5.0">{1 over 3} times {9 over 4}</annotation>
  </semantics>
</math>
</file>

<file path=Object 54/content.xml><?xml version="1.0" encoding="utf-8"?>
<math xmlns="http://www.w3.org/1998/Math/MathML" display="block">
  <semantics>
    <mrow>
      <mfrac>
        <mn>3</mn>
        <mn>4</mn>
      </mfrac>
      <mo stretchy="false">÷</mo>
      <mfrac>
        <mn>1</mn>
        <mn>2</mn>
      </mfrac>
    </mrow>
    <annotation encoding="StarMath 5.0">{3 over 4} div {1 over 2}</annotation>
  </semantics>
</math>
</file>

<file path=Object 55/content.xml><?xml version="1.0" encoding="utf-8"?>
<math xmlns="http://www.w3.org/1998/Math/MathML" display="block">
  <semantics>
    <mrow>
      <mfrac>
        <mn>3</mn>
        <mn>4</mn>
      </mfrac>
      <mo stretchy="false">÷</mo>
      <mfrac>
        <mn>6</mn>
        <mn>5</mn>
      </mfrac>
    </mrow>
    <annotation encoding="StarMath 5.0">{3 over 4} div {6 over 5}</annotation>
  </semantics>
</math>
</file>

<file path=Object 56/content.xml><?xml version="1.0" encoding="utf-8"?>
<math xmlns="http://www.w3.org/1998/Math/MathML" display="block">
  <semantics>
    <mrow>
      <mfrac>
        <mn>1</mn>
        <mn>2</mn>
      </mfrac>
      <mo stretchy="false">÷</mo>
      <mfrac>
        <mn>3</mn>
        <mn>8</mn>
      </mfrac>
    </mrow>
    <annotation encoding="StarMath 5.0">  {1 over 2}div{3 over 8}</annotation>
  </semantics>
</math>
</file>

<file path=Object 57/content.xml><?xml version="1.0" encoding="utf-8"?>
<math xmlns="http://www.w3.org/1998/Math/MathML" display="block">
  <semantics>
    <mrow>
      <mfrac>
        <mn>6</mn>
        <mn>5</mn>
      </mfrac>
      <mo stretchy="false">÷</mo>
      <mfrac>
        <mn>3</mn>
        <mn>4</mn>
      </mfrac>
    </mrow>
    <annotation encoding="StarMath 5.0"> {6 over 5}div{3 over 4} </annotation>
  </semantics>
</math>
</file>

<file path=Object 58/content.xml><?xml version="1.0" encoding="utf-8"?>
<math xmlns="http://www.w3.org/1998/Math/MathML" display="block">
  <semantics>
    <mrow>
      <mrow>
        <mrow>
          <mo fence="true" stretchy="true">[</mo>
          <mrow>
            <mrow>
              <mrow>
                <mn>5</mn>
                <mo stretchy="false">×</mo>
                <mrow>
                  <mo fence="true" stretchy="true">(</mo>
                  <mrow>
                    <mrow>
                      <mfrac>
                        <mn>1</mn>
                        <mn>3</mn>
                      </mfrac>
                      <mo stretchy="false">−</mo>
                      <mfrac>
                        <mn>1</mn>
                        <mn>9</mn>
                      </mfrac>
                    </mrow>
                  </mrow>
                  <mo fence="true" stretchy="true">)</mo>
                </mrow>
                <mo stretchy="false">×</mo>
                <mrow>
                  <mo fence="true" stretchy="true">(</mo>
                  <mrow>
                    <mrow>
                      <mrow>
                        <mfrac>
                          <mn>2</mn>
                          <mn>5</mn>
                        </mfrac>
                        <mo stretchy="false">×</mo>
                        <mfrac>
                          <mn>5</mn>
                          <mn>16</mn>
                        </mfrac>
                      </mrow>
                      <mo stretchy="false">+</mo>
                      <mfrac>
                        <mn>15</mn>
                        <mn>8</mn>
                      </mfrac>
                    </mrow>
                  </mrow>
                  <mo fence="true" stretchy="true">)</mo>
                </mrow>
              </mrow>
              <mo stretchy="false">−</mo>
              <mrow>
                <mo fence="true" stretchy="true">(</mo>
                <mrow>
                  <mrow>
                    <mn>2</mn>
                    <mo stretchy="false">−</mo>
                    <mfrac>
                      <mn>4</mn>
                      <mn>9</mn>
                    </mfrac>
                  </mrow>
                </mrow>
                <mo fence="true" stretchy="true">)</mo>
              </mrow>
            </mrow>
          </mrow>
          <mo fence="true" stretchy="true">]</mo>
        </mrow>
        <mo stretchy="false">×</mo>
        <mrow>
          <mo fence="true" stretchy="true">(</mo>
          <mrow>
            <mrow>
              <mn>1</mn>
              <mo stretchy="false">+</mo>
              <mfrac>
                <mn>5</mn>
                <mn>4</mn>
              </mfrac>
            </mrow>
          </mrow>
          <mo fence="true" stretchy="true">)</mo>
        </mrow>
      </mrow>
      <mo stretchy="false">+</mo>
      <mrow>
        <mo fence="true" stretchy="true">(</mo>
        <mrow>
          <mrow>
            <mn>3</mn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[ 5 times left ( 1 over 3 - 1 over 9 right ) times left ( { 2 over 5 } times {5 over 16} + {15 over 8} right ) - left ( 2- 4 over 9 right )   right ] times left ( 1 + 5 over 4 right ) + left ( 3 - 1 over 2 right )  </annotation>
  </semantics>
</math>
</file>

<file path=Object 59/content.xml><?xml version="1.0" encoding="utf-8"?>
<math xmlns="http://www.w3.org/1998/Math/MathML" display="block">
  <semantics>
    <mrow>
      <mfrac>
        <mn>5</mn>
        <mn>3</mn>
      </mfrac>
      <mo stretchy="false">+</mo>
      <mrow>
        <mn>5</mn>
        <mo stretchy="false">×</mo>
        <mrow>
          <mo fence="true" stretchy="true">(</mo>
          <mrow>
            <mrow>
              <mn>1</mn>
              <mo stretchy="false">+</mo>
              <mfrac>
                <mn>5</mn>
                <mn>3</mn>
              </mfrac>
            </mrow>
          </mrow>
          <mo fence="true" stretchy="true">)</mo>
        </mrow>
        <mo stretchy="false">×</mo>
        <mrow>
          <mo fence="true" stretchy="true">(</mo>
          <mrow>
            <mrow>
              <mfrac>
                <mn>21</mn>
                <mn>4</mn>
              </mfrac>
              <mo stretchy="false">−</mo>
              <mfrac>
                <mn>9</mn>
                <mn>8</mn>
              </mfrac>
            </mrow>
          </mrow>
          <mo fence="true" stretchy="true">)</mo>
        </mrow>
      </mrow>
      <mo stretchy="false">−</mo>
      <mrow>
        <mfrac>
          <mn>1</mn>
          <mn>2</mn>
        </mfrac>
        <mo stretchy="false">×</mo>
        <mrow>
          <mo fence="true" stretchy="true">(</mo>
          <mrow>
            <mrow>
              <mn>1</mn>
              <mo stretchy="false">−</mo>
              <mfrac>
                <mn>3</mn>
                <mn>4</mn>
              </mfrac>
            </mrow>
          </mrow>
          <mo fence="true" stretchy="true">)</mo>
        </mrow>
      </mrow>
      <mo stretchy="false">−</mo>
      <mrow>
        <mo fence="true" stretchy="true">(</mo>
        <mrow>
          <mrow>
            <mfrac>
              <mn>1</mn>
              <mn>2</mn>
            </mfrac>
            <mo stretchy="false">+</mo>
            <mfrac>
              <mn>1</mn>
              <mn>24</mn>
            </mfrac>
          </mrow>
        </mrow>
        <mo fence="true" stretchy="true">)</mo>
      </mrow>
    </mrow>
    <annotation encoding="StarMath 5.0">5 over 3 + 5 times left ( 1 + 5 over 3 right ) times left ( 21 over 4 - 9 over 8 right ) - 1 over 2 times left ( 1 - 3 over 4 right ) - left ( 1 over 2 + 1 over 24 right )    </annotation>
  </semantics>
</math>
</file>

<file path=Object 6/content.xml><?xml version="1.0" encoding="utf-8"?>
<math xmlns="http://www.w3.org/1998/Math/MathML" display="block">
  <semantics>
    <mrow>
      <mn>24</mn>
      <mo stretchy="false">÷</mo>
      <mrow>
        <mo fence="true" stretchy="false">(</mo>
        <mrow>
          <mrow>
            <mn>6</mn>
            <mo stretchy="false">+</mo>
            <mn>2</mn>
          </mrow>
        </mrow>
        <mo fence="true" stretchy="false">)</mo>
      </mrow>
    </mrow>
    <annotation encoding="StarMath 5.0">24 div ( 6 + 2  )</annotation>
  </semantics>
</math>
</file>

<file path=Object 60/content.xml><?xml version="1.0" encoding="utf-8"?>
<math xmlns="http://www.w3.org/1998/Math/MathML" display="block">
  <semantics>
    <mrow>
      <mrow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n>3</mn>
        </msup>
        <mo stretchy="false">÷</mo>
        <msup>
          <mrow>
            <mo fence="true" stretchy="true">(</mo>
            <mrow>
              <mfrac>
                <mn>5</mn>
                <mn>2</mn>
              </mfrac>
            </mrow>
            <mo fence="true" stretchy="true">)</mo>
          </mrow>
          <mn>2</mn>
        </msup>
      </mrow>
      <mo stretchy="false">+</mo>
      <mrow>
        <msup>
          <mrow>
            <mo fence="true" stretchy="true">(</mo>
            <mrow>
              <mrow>
                <mfrac>
                  <mn>2</mn>
                  <mn>3</mn>
                </mfrac>
                <mo stretchy="false">−</mo>
                <mfrac>
                  <mn>1</mn>
                  <mn>2</mn>
                </mfrac>
              </mrow>
            </mrow>
            <mo fence="true" stretchy="true">)</mo>
          </mrow>
          <mn>2</mn>
        </msup>
        <mo stretchy="false">×</mo>
        <msup>
          <mrow>
            <mo fence="true" stretchy="true">(</mo>
            <mrow>
              <mfrac>
                <mn>6</mn>
                <mn>5</mn>
              </mfrac>
            </mrow>
            <mo fence="true" stretchy="true">)</mo>
          </mrow>
          <mn>2</mn>
        </msup>
      </mrow>
    </mrow>
    <annotation encoding="StarMath 5.0">left ( 1 over 2 right )^3 div left ( 5 over 2 right )^2 + left ( 2 over 3 - 1 over 2 right )^2 times left ( 6 over 5 right )^2    </annotation>
  </semantics>
</math>
</file>

<file path=Object 61/content.xml><?xml version="1.0" encoding="utf-8"?>
<math xmlns="http://www.w3.org/1998/Math/MathML" display="block">
  <semantics>
    <mrow>
      <msup>
        <mrow>
          <mo fence="true" stretchy="true">[</mo>
          <mrow>
            <msup>
              <mrow>
                <mo fence="true" stretchy="true">(</mo>
                <mrow>
                  <mfrac>
                    <mn>1</mn>
                    <mn>5</mn>
                  </mfrac>
                </mrow>
                <mo fence="true" stretchy="true">)</mo>
              </mrow>
              <mn>5</mn>
            </msup>
          </mrow>
          <mo fence="true" stretchy="true">]</mo>
        </mrow>
        <mn>3</mn>
      </msup>
      <mo stretchy="false">×</mo>
      <mfrac>
        <mn>1</mn>
        <mn>25</mn>
      </mfrac>
      <mo stretchy="false">÷</mo>
      <msup>
        <mrow>
          <mo fence="true" stretchy="true">(</mo>
          <mrow>
            <mfrac>
              <mn>1</mn>
              <mn>5</mn>
            </mfrac>
          </mrow>
          <mo fence="true" stretchy="true">)</mo>
        </mrow>
        <mn>16</mn>
      </msup>
    </mrow>
    <annotation encoding="StarMath 5.0">left [ left ( 1 over 5 right )^5  right ]^3 times {1 over 25} div { left ( 1 over 5 right )^16  }  </annotation>
  </semantics>
</math>
</file>

<file path=Object 62/content.xml><?xml version="1.0" encoding="utf-8"?>
<math xmlns="http://www.w3.org/1998/Math/MathML" display="block">
  <semantics>
    <mrow>
      <msup>
        <mrow>
          <mo fence="true" stretchy="true">(</mo>
          <mrow>
            <mfrac>
              <mn>3</mn>
              <mn>4</mn>
            </mfrac>
          </mrow>
          <mo fence="true" stretchy="true">)</mo>
        </mrow>
        <mn>4</mn>
      </msup>
      <mo stretchy="false">×</mo>
      <msup>
        <mrow>
          <mo fence="true" stretchy="true">(</mo>
          <mrow>
            <mfrac>
              <mn>3</mn>
              <mn>4</mn>
            </mfrac>
          </mrow>
          <mo fence="true" stretchy="true">)</mo>
        </mrow>
        <mn>2</mn>
      </msup>
      <mo stretchy="false">÷</mo>
      <msup>
        <mrow>
          <mo fence="true" stretchy="true">[</mo>
          <mrow>
            <msup>
              <mrow>
                <mo fence="true" stretchy="true">(</mo>
                <mrow>
                  <mfrac>
                    <mn>3</mn>
                    <mn>4</mn>
                  </mfrac>
                </mrow>
                <mo fence="true" stretchy="true">)</mo>
              </mrow>
              <mn>2</mn>
            </msup>
          </mrow>
          <mo fence="true" stretchy="true">]</mo>
        </mrow>
        <mn>3</mn>
      </msup>
    </mrow>
    <annotation encoding="StarMath 5.0">left (3 over 4 right )^4 times left ( 3 over 4 right )^2 div left [ left ( 3 over 4 right )^2  right ]^3 </annotation>
  </semantics>
</math>
</file>

<file path=Object 63/content.xml><?xml version="1.0" encoding="utf-8"?>
<math xmlns="http://www.w3.org/1998/Math/MathML" display="block">
  <semantics>
    <mrow>
      <msup>
        <mrow>
          <mo fence="true" stretchy="true">(</mo>
          <mrow>
            <mfrac>
              <mn>2</mn>
              <mn>5</mn>
            </mfrac>
          </mrow>
          <mo fence="true" stretchy="true">)</mo>
        </mrow>
        <mn>7</mn>
      </msup>
      <mo stretchy="false">×</mo>
      <msup>
        <mrow>
          <mo fence="true" stretchy="true">[</mo>
          <mrow>
            <msup>
              <mrow>
                <mo fence="true" stretchy="true">(</mo>
                <mrow>
                  <mfrac>
                    <mn>2</mn>
                    <mn>5</mn>
                  </mfrac>
                </mrow>
                <mo fence="true" stretchy="true">)</mo>
              </mrow>
              <mn>2</mn>
            </msup>
          </mrow>
          <mo fence="true" stretchy="true">]</mo>
        </mrow>
        <mn>2</mn>
      </msup>
      <mo stretchy="false">÷</mo>
      <msup>
        <mrow>
          <mo fence="true" stretchy="true">(</mo>
          <mrow>
            <mrow>
              <mfrac>
                <mn>8</mn>
                <mn>5</mn>
              </mfrac>
              <mo stretchy="false">÷</mo>
              <msup>
                <mn>5</mn>
                <mn>2</mn>
              </msup>
            </mrow>
          </mrow>
          <mo fence="true" stretchy="true">)</mo>
        </mrow>
        <mn>3</mn>
      </msup>
    </mrow>
    <annotation encoding="StarMath 5.0">left ( 2 over 5 right )^7 times left [ left ( 2 over 5 right )^2  right ]^2 div left ( 8 over 5 div 5^2 right )^3   </annotation>
  </semantics>
</math>
</file>

<file path=Object 64/content.xml><?xml version="1.0" encoding="utf-8"?>
<math xmlns="http://www.w3.org/1998/Math/MathML" display="block">
  <semantics>
    <mrow>
      <mfrac>
        <mrow>
          <mn>1</mn>
          <mo stretchy="false">−</mo>
          <mrow>
            <mo fence="true" stretchy="true">(</mo>
            <mrow>
              <mrow>
                <mfrac>
                  <mn>1</mn>
                  <mn>2</mn>
                </mfrac>
                <mo stretchy="false">+</mo>
                <mfrac>
                  <mn>1</mn>
                  <mn>3</mn>
                </mfrac>
              </mrow>
            </mrow>
            <mo fence="true" stretchy="true">)</mo>
          </mrow>
        </mrow>
        <mrow>
          <mn>1</mn>
          <mo stretchy="false">−</mo>
          <mfrac>
            <mn>1</mn>
            <mn>6</mn>
          </mfrac>
        </mrow>
      </mfrac>
      <mo stretchy="false">+</mo>
      <mrow>
        <mfrac>
          <mrow>
            <mfrac>
              <mn>2</mn>
              <mn>5</mn>
            </mfrac>
            <mo stretchy="false">−</mo>
            <mfrac>
              <mn>1</mn>
              <mn>10</mn>
            </mfrac>
          </mrow>
          <mrow>
            <mfrac>
              <mn>1</mn>
              <msup>
                <mn>3</mn>
                <mn>2</mn>
              </msup>
            </mfrac>
            <mo stretchy="false">×</mo>
            <mn>81</mn>
          </mrow>
        </mfrac>
        <mo stretchy="false">×</mo>
        <msup>
          <mn>3</mn>
          <mn>3</mn>
        </msup>
      </mrow>
      <mo stretchy="false">+</mo>
      <mfrac>
        <mrow>
          <msup>
            <mrow>
              <mo fence="true" stretchy="true">(</mo>
              <mrow>
                <mfrac>
                  <mn>3</mn>
                  <mn>5</mn>
                </mfrac>
              </mrow>
              <mo fence="true" stretchy="true">)</mo>
            </mrow>
            <mn>2</mn>
          </msup>
          <mo stretchy="false">×</mo>
          <mn>15</mn>
        </mrow>
        <mrow>
          <mn>2</mn>
          <mo stretchy="false">+</mo>
          <msup>
            <mn>2</mn>
            <mn>2</mn>
          </msup>
        </mrow>
      </mfrac>
    </mrow>
    <annotation encoding="StarMath 5.0">{ 1 - left ( 1 over 2 + 1 over 3 right )  } over { 1 - 1 over 6 } + { 2 over 5 - 1 over 10 } over { 1 over 3^2 times 81 } times 3^3 + { left ( 3 over 5 right )^2 times 15 } over { 2 + 2^2  }</annotation>
  </semantics>
</math>
</file>

<file path=Object 65/content.xml><?xml version="1.0" encoding="utf-8"?>
<math xmlns="http://www.w3.org/1998/Math/MathML" display="block">
  <semantics>
    <mrow>
      <mo stretchy="false">+</mo>
      <mn>3</mn>
    </mrow>
    <annotation encoding="StarMath 5.0">+3</annotation>
  </semantics>
</math>
</file>

<file path=Object 66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67/content.xml><?xml version="1.0" encoding="utf-8"?>
<math xmlns="http://www.w3.org/1998/Math/MathML" display="block">
  <semantics>
    <mrow>
      <mo stretchy="false">+</mo>
      <mn>4</mn>
    </mrow>
    <annotation encoding="StarMath 5.0">+4</annotation>
  </semantics>
</math>
</file>

<file path=Object 68/content.xml><?xml version="1.0" encoding="utf-8"?>
<math xmlns="http://www.w3.org/1998/Math/MathML" display="block">
  <semantics>
    <mrow>
      <mo stretchy="false">−</mo>
      <mn>4</mn>
    </mrow>
    <annotation encoding="StarMath 5.0">-4</annotation>
  </semantics>
</math>
</file>

<file path=Object 69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{1 over 2}</annotation>
  </semantics>
</math>
</file>

<file path=Object 7/content.xml><?xml version="1.0" encoding="utf-8"?>
<math xmlns="http://www.w3.org/1998/Math/MathML" display="block">
  <semantics>
    <mrow>
      <mrow>
        <mn>2</mn>
        <mo stretchy="false">×</mo>
        <mn>3</mn>
      </mrow>
      <mo stretchy="false">+</mo>
      <mrow>
        <mn>2</mn>
        <mo stretchy="false">×</mo>
        <mn>4</mn>
      </mrow>
      <mo stretchy="false">−</mo>
      <mrow>
        <mn>3</mn>
        <mo stretchy="false">×</mo>
        <mn>3</mn>
      </mrow>
    </mrow>
    <annotation encoding="StarMath 5.0">2 times 3 + 2 times 4 - 3 times 3</annotation>
  </semantics>
</math>
</file>

<file path=Object 70/content.xml><?xml version="1.0" encoding="utf-8"?>
<math xmlns="http://www.w3.org/1998/Math/MathML" display="block">
  <semantics>
    <mrow>
      <mo stretchy="false">−</mo>
      <mfrac>
        <mn>7</mn>
        <mn>4</mn>
      </mfrac>
    </mrow>
    <annotation encoding="StarMath 5.0">-{7 over 4}</annotation>
  </semantics>
</math>
</file>

<file path=Object 71/content.xml><?xml version="1.0" encoding="utf-8"?>
<math xmlns="http://www.w3.org/1998/Math/MathML" display="block">
  <semantics>
    <mrow>
      <mo stretchy="false">+</mo>
      <mfrac>
        <mn>3</mn>
        <mn>2</mn>
      </mfrac>
    </mrow>
    <annotation encoding="StarMath 5.0">+{ 3 over 2 }</annotation>
  </semantics>
</math>
</file>

<file path=Object 72/content.xml><?xml version="1.0" encoding="utf-8"?>
<math xmlns="http://www.w3.org/1998/Math/MathML" display="block">
  <semantics>
    <mrow>
      <mo stretchy="false">+</mo>
      <mn>2</mn>
    </mrow>
    <annotation encoding="StarMath 5.0">+2</annotation>
  </semantics>
</math>
</file>

<file path=Object 73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{5 over 4}</annotation>
  </semantics>
</math>
</file>

<file path=Object 74/content.xml><?xml version="1.0" encoding="utf-8"?>
<math xmlns="http://www.w3.org/1998/Math/MathML" display="block">
  <semantics>
    <mrow>
      <mrow>
        <mo stretchy="false">+</mo>
        <mn>3</mn>
      </mrow>
      <mo stretchy="false">−</mo>
      <mn>6</mn>
    </mrow>
    <annotation encoding="StarMath 5.0">+3-6</annotation>
  </semantics>
</math>
</file>

<file path=Object 75/content.xml><?xml version="1.0" encoding="utf-8"?>
<math xmlns="http://www.w3.org/1998/Math/MathML" display="block">
  <semantics>
    <mrow>
      <mrow>
        <mo stretchy="false">−</mo>
        <mn>3</mn>
      </mrow>
      <mo stretchy="false">−</mo>
      <mn>4</mn>
    </mrow>
    <annotation encoding="StarMath 5.0">-3-4</annotation>
  </semantics>
</math>
</file>

<file path=Object 76/content.xml><?xml version="1.0" encoding="utf-8"?>
<math xmlns="http://www.w3.org/1998/Math/MathML" display="block">
  <semantics>
    <mrow>
      <mrow>
        <mo stretchy="false">−</mo>
        <mn>2,3</mn>
      </mrow>
      <mo stretchy="false">+</mo>
      <mn>1,5</mn>
    </mrow>
    <annotation encoding="StarMath 5.0">-2,3+1,5</annotation>
  </semantics>
</math>
</file>

<file path=Object 77/content.xml><?xml version="1.0" encoding="utf-8"?>
<math xmlns="http://www.w3.org/1998/Math/MathML" display="block">
  <semantics>
    <mrow>
      <mrow>
        <mo stretchy="false">−</mo>
        <mfrac>
          <mn>2</mn>
          <mn>5</mn>
        </mfrac>
      </mrow>
      <mo stretchy="false">−</mo>
      <mfrac>
        <mn>1</mn>
        <mn>2</mn>
      </mfrac>
    </mrow>
    <annotation encoding="StarMath 5.0">-{ 2 over 5 } - { 1 over 2 }</annotation>
  </semantics>
</math>
</file>

<file path=Object 78/content.xml><?xml version="1.0" encoding="utf-8"?>
<math xmlns="http://www.w3.org/1998/Math/MathML" display="block">
  <semantics>
    <mrow>
      <mrow>
        <mo stretchy="false">−</mo>
        <mfrac>
          <mn>4</mn>
          <mn>7</mn>
        </mfrac>
      </mrow>
      <mo stretchy="false">+</mo>
      <mfrac>
        <mn>1</mn>
        <mn>3</mn>
      </mfrac>
    </mrow>
    <annotation encoding="StarMath 5.0">-{ 4 over 7 } + { 1 over 3 }</annotation>
  </semantics>
</math>
</file>

<file path=Object 79/content.xml><?xml version="1.0" encoding="utf-8"?>
<math xmlns="http://www.w3.org/1998/Math/MathML" display="block">
  <semantics>
    <mrow>
      <mrow>
        <mo fence="true" stretchy="true">(</mo>
        <mrow>
          <mrow>
            <mo stretchy="false">−</mo>
            <mfrac>
              <mn>2</mn>
              <mn>5</mn>
            </mfrac>
          </mrow>
        </mrow>
        <mo fence="true" stretchy="true">)</mo>
      </mrow>
      <mo stretchy="false">+</mo>
      <mfrac>
        <mn>2</mn>
        <mn>3</mn>
      </mfrac>
    </mrow>
    <annotation encoding="StarMath 5.0">left ( -{ 2 over 5 }right ) + { 2 over 3 }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n>2</mn>
          </mrow>
        </mrow>
        <mo fence="true" stretchy="false">)</mo>
      </mrow>
      <mn>3</mn>
    </msup>
    <annotation encoding="StarMath 5.0">( 1+2 )^{3}</annotation>
  </semantics>
</math>
</file>

<file path=Object 80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</mn>
          </mrow>
        </mrow>
        <mo fence="true" stretchy="false">)</mo>
      </mrow>
      <mo stretchy="false">+</mo>
      <mrow>
        <mo fence="true" stretchy="false">(</mo>
        <mrow>
          <mrow>
            <mo stretchy="false">−</mo>
            <mn>5,8</mn>
          </mrow>
        </mrow>
        <mo fence="true" stretchy="false">)</mo>
      </mrow>
    </mrow>
    <annotation encoding="StarMath 5.0">(-3)+(-5,8)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</mn>
          </mrow>
        </mrow>
        <mo fence="true" stretchy="false">)</mo>
      </mrow>
      <mo stretchy="false">−</mo>
      <mrow>
        <mo fence="true" stretchy="false">(</mo>
        <mrow>
          <mrow>
            <mo stretchy="false">−</mo>
            <mn>5,8</mn>
          </mrow>
        </mrow>
        <mo fence="true" stretchy="false">)</mo>
      </mrow>
    </mrow>
    <annotation encoding="StarMath 5.0">(-3)-(-5,8)</annotation>
  </semantics>
</math>
</file>

<file path=Object 82/content.xml><?xml version="1.0" encoding="utf-8"?>
<math xmlns="http://www.w3.org/1998/Math/MathML" display="block">
  <semantics>
    <mrow>
      <mrow>
        <mo fence="true" stretchy="true">(</mo>
        <mrow>
          <mrow>
            <mo stretchy="false">−</mo>
            <mfrac>
              <mn>3</mn>
              <mn>4</mn>
            </mfrac>
          </mrow>
        </mrow>
        <mo fence="true" stretchy="true">)</mo>
      </mrow>
      <mo stretchy="false">−</mo>
      <mrow>
        <mo fence="true" stretchy="true">(</mo>
        <mrow>
          <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-{3 over 4} right ) - left ( -{1 over 2} right ) </annotation>
  </semantics>
</math>
</file>

<file path=Object 83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2</mn>
            </mrow>
            <mo stretchy="false">+</mo>
            <mn>5</mn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+</mo>
              <mn>4</mn>
            </mrow>
            <mo stretchy="false">+</mo>
            <mn>3</mn>
          </mrow>
        </mrow>
        <mo fence="true" stretchy="false">)</mo>
      </mrow>
    </mrow>
    <annotation encoding="StarMath 5.0">(-2+5)-(+4+3)</annotation>
  </semantics>
</math>
</file>

<file path=Object 84/content.xml><?xml version="1.0" encoding="utf-8"?>
<math xmlns="http://www.w3.org/1998/Math/MathML" display="block">
  <semantics>
    <mrow>
      <mrow>
        <mo fence="true" stretchy="true">(</mo>
        <mrow>
          <mrow>
            <mfrac>
              <mn>5</mn>
              <mn>8</mn>
            </mfrac>
            <mo stretchy="false">+</mo>
            <mfrac>
              <mn>1</mn>
              <mn>4</mn>
            </mfrac>
            <mo stretchy="false">−</mo>
            <mfrac>
              <mn>3</mn>
              <mn>2</mn>
            </mfrac>
          </mrow>
        </mrow>
        <mo fence="true" stretchy="true">)</mo>
      </mrow>
      <mo stretchy="false">−</mo>
      <mrow>
        <mo fence="true" stretchy="true">(</mo>
        <mrow>
          <mrow>
            <mrow>
              <mo stretchy="false">−</mo>
              <mfrac>
                <mn>5</mn>
                <mn>8</mn>
              </mfrac>
            </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{ 5 over 8 } + { 1 over 4 } - { 3 over 2 } right ) - left (-{ 5 over 8 }-{ 1 over 2 }right )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row>
            <mfrac>
              <mn>2</mn>
              <mn>5</mn>
            </mfrac>
            <mo stretchy="false">−</mo>
            <mn>2</mn>
            <mo stretchy="false">+</mo>
            <mfrac>
              <mn>11</mn>
              <mn>5</mn>
            </mfrac>
          </mrow>
        </mrow>
        <mo fence="true" stretchy="true">)</mo>
      </mrow>
      <mo stretchy="false">−</mo>
      <mrow>
        <mo fence="true" stretchy="true">(</mo>
        <mrow>
          <mrow>
            <mfrac>
              <mn>1</mn>
              <mn>3</mn>
            </mfrac>
            <mo stretchy="false">−</mo>
            <mfrac>
              <mn>2</mn>
              <mn>5</mn>
            </mfrac>
          </mrow>
        </mrow>
        <mo fence="true" stretchy="true">)</mo>
      </mrow>
    </mrow>
    <annotation encoding="StarMath 5.0">left ( { 2 over 5 } -2 + { 11 over 5 } right ) - left ({ 1 over 3 }-{ 2 over 5 }right )</annotation>
  </semantics>
</math>
</file>

<file path=Object 86/content.xml><?xml version="1.0" encoding="utf-8"?>
<math xmlns="http://www.w3.org/1998/Math/MathML" display="block">
  <semantics>
    <mrow>
      <mrow>
        <mo fence="true" stretchy="true">(</mo>
        <mrow>
          <mrow>
            <mfrac>
              <mn>5</mn>
              <mn>8</mn>
            </mfrac>
            <mo stretchy="false">+</mo>
            <mfrac>
              <mn>1</mn>
              <mn>4</mn>
            </mfrac>
            <mo stretchy="false">−</mo>
            <mfrac>
              <mn>3</mn>
              <mn>2</mn>
            </mfrac>
          </mrow>
        </mrow>
        <mo fence="true" stretchy="true">)</mo>
      </mrow>
      <mo stretchy="false">−</mo>
      <mrow>
        <mo fence="true" stretchy="true">(</mo>
        <mrow>
          <mrow>
            <mrow>
              <mo stretchy="false">−</mo>
              <mfrac>
                <mn>5</mn>
                <mn>8</mn>
              </mfrac>
            </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{ 5 over 8 } + { 1 over 4 } - { 3 over 2 } right ) - left (-{ 5 over 8 }-{ 1 over 2 }right )</annotation>
  </semantics>
</math>
</file>

<file path=Object 87/content.xml><?xml version="1.0" encoding="utf-8"?>
<math xmlns="http://www.w3.org/1998/Math/MathML" display="block">
  <semantics>
    <mrow>
      <mfrac>
        <mn>2</mn>
        <mn>5</mn>
      </mfrac>
      <mo stretchy="false">−</mo>
      <mrow>
        <mo fence="true" stretchy="true">{</mo>
        <mrow>
          <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n>0,4</mn>
                      </mrow>
                    </mrow>
                    <mo fence="true" stretchy="false">)</mo>
                  </mrow>
                  <mo stretchy="false">−</mo>
                  <mrow>
                    <mo fence="true" stretchy="true">(</mo>
                    <mrow>
                      <mrow>
                        <mfrac>
                          <mn>3</mn>
                          <mn>4</mn>
                        </mfrac>
                        <mo stretchy="false">+</mo>
                        <mfrac>
                          <mn>1</mn>
                          <mn>2</mn>
                        </mfrac>
                        <mo stretchy="false">−</mo>
                        <mfrac>
                          <mn>6</mn>
                          <mn>5</mn>
                        </mfrac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o stretchy="false">−</mo>
            <mrow>
              <mo fence="true" stretchy="true">[</mo>
              <mrow>
                <mrow>
                  <mrow>
                    <mo fence="true" stretchy="true">(</mo>
                    <mrow>
                      <mrow>
                        <mn>0,7</mn>
                        <mo stretchy="false">−</mo>
                        <mn>1</mn>
                        <mo stretchy="false">+</mo>
                        <mfrac>
                          <mn>2</mn>
                          <mn>5</mn>
                        </mfrac>
                      </mrow>
                    </mrow>
                    <mo fence="true" stretchy="true">)</mo>
                  </mrow>
                  <mo stretchy="false">−</mo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3</mn>
                          <mn>4</mn>
                        </mfrac>
                      </mrow>
                    </mrow>
                    <mo fence="true" stretchy="true">)</mo>
                  </mrow>
                </mrow>
              </mrow>
              <mo fence="true" stretchy="true">]</mo>
            </mrow>
          </mrow>
        </mrow>
        <mo fence="true" stretchy="true">}</mo>
      </mrow>
    </mrow>
    <annotation encoding="StarMath 5.0">2 over 5- left lbrace left [ ( 1-0,4 ) - left ( 3 over 4 + 1 over 2 - 6 over 5 right )  right ] - left [ left ( 0,7 - 1 + 2 over 5 right ) - left ( 1 - 3 over 4 right )   right ]   right rbrace </annotation>
  </semantics>
</math>
</file>

<file path=Object 88/content.xml><?xml version="1.0" encoding="utf-8"?>
<math xmlns="http://www.w3.org/1998/Math/MathML" display="block">
  <semantics>
    <mi>a</mi>
    <annotation encoding="StarMath 5.0">a</annotation>
  </semantics>
</math>
</file>

<file path=Object 89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row>
              <mn>2</mn>
              <mo stretchy="false">+</mo>
              <msup>
                <mn>2</mn>
                <mn>2</mn>
              </msup>
            </mrow>
          </mrow>
          <mo fence="true" stretchy="false">)</mo>
        </mrow>
        <mn>3</mn>
      </msup>
      <mo stretchy="false">÷</mo>
      <mrow>
        <mo fence="true" stretchy="false">(</mo>
        <mrow>
          <mrow>
            <msup>
              <mn>6</mn>
              <mn>4</mn>
            </msup>
            <mo stretchy="false">÷</mo>
            <msup>
              <mn>6</mn>
              <mn>3</mn>
            </msup>
          </mrow>
        </mrow>
        <mo fence="true" stretchy="false">)</mo>
      </mrow>
    </mrow>
    <annotation encoding="StarMath 5.0">( 2+2^2 )^3 div ( 6^4 div 6^3 )</annotation>
  </semantics>
</math>
</file>

<file path=Object 90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91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92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93/content.xml><?xml version="1.0" encoding="utf-8"?>
<math xmlns="http://www.w3.org/1998/Math/MathML" display="block">
  <semantics>
    <mrow>
      <mo stretchy="false">−</mo>
      <mfrac>
        <mn>5</mn>
        <mn>6</mn>
      </mfrac>
    </mrow>
    <annotation encoding="StarMath 5.0">- {5 over 6}</annotation>
  </semantics>
</math>
</file>

<file path=Object 94/content.xml><?xml version="1.0" encoding="utf-8"?>
<math xmlns="http://www.w3.org/1998/Math/MathML" display="block">
  <semantics>
    <mrow>
      <mo stretchy="false">+</mo>
      <mfrac>
        <mn>3</mn>
        <mn>4</mn>
      </mfrac>
    </mrow>
    <annotation encoding="StarMath 5.0">+ {3 over 4}</annotation>
  </semantics>
</math>
</file>

<file path=Object 95/content.xml><?xml version="1.0" encoding="utf-8"?>
<math xmlns="http://www.w3.org/1998/Math/MathML" display="block">
  <semantics>
    <mrow>
      <mo stretchy="false">+</mo>
      <mn>5</mn>
    </mrow>
    <annotation encoding="StarMath 5.0">+5</annotation>
  </semantics>
</math>
</file>

<file path=Object 96/content.xml><?xml version="1.0" encoding="utf-8"?>
<math xmlns="http://www.w3.org/1998/Math/MathML" display="block">
  <semantics>
    <mrow>
      <mo stretchy="false">+</mo>
      <mn>6</mn>
    </mrow>
    <annotation encoding="StarMath 5.0">+6</annotation>
  </semantics>
</math>
</file>

<file path=Object 97/content.xml><?xml version="1.0" encoding="utf-8"?>
<math xmlns="http://www.w3.org/1998/Math/MathML" display="block">
  <semantics>
    <mrow>
      <mo stretchy="false">−</mo>
      <mfrac>
        <mn>12</mn>
        <mn>95</mn>
      </mfrac>
    </mrow>
    <annotation encoding="StarMath 5.0">- {12 over 95}</annotation>
  </semantics>
</math>
</file>

<file path=Object 98/content.xml><?xml version="1.0" encoding="utf-8"?>
<math xmlns="http://www.w3.org/1998/Math/MathML" display="block">
  <semantics>
    <mrow>
      <mo stretchy="false">+</mo>
      <mfrac>
        <mn>18</mn>
        <mn>5</mn>
      </mfrac>
    </mrow>
    <annotation encoding="StarMath 5.0">+ {18 over 5}</annotation>
  </semantics>
</math>
</file>

<file path=Object 99/content.xml><?xml version="1.0" encoding="utf-8"?>
<math xmlns="http://www.w3.org/1998/Math/MathML" display="block">
  <semantics>
    <mrow>
      <mo stretchy="false">−</mo>
      <mfrac>
        <mn>19</mn>
        <mn>6</mn>
      </mfrac>
    </mrow>
    <annotation encoding="StarMath 5.0">- {19 over 6}</annotation>
  </semantics>
</math>
</file>